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2in" fo:margin-left="-0.075in" fo:margin-top="0in" fo:margin-bottom="0in" table:align="left" style:writing-mode="lr-tb"/>
    </style:style>
    <style:style style:name="Table1.A" style:family="table-column">
      <style:table-column-properties style:column-width="0.9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B1" style:family="table-cell">
      <style:table-cell-properties style:vertical-align="bottom"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9389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2.36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B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1.7in" fo:margin-left="-0.075in" fo:margin-top="0in" fo:margin-bottom="0in" table:align="left" style:writing-mode="lr-tb"/>
    </style:style>
    <style:style style:name="Table3.A" style:family="table-column">
      <style:table-column-properties style:column-width="0.7in"/>
    </style:style>
    <style:style style:name="Table3.B" style:family="table-column">
      <style:table-column-properties style:column-width="0.99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B1" style:family="table-cell">
      <style:table-cell-properties style:vertical-align="bottom"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1.95in" fo:margin-left="-0.075in" fo:margin-top="0in" fo:margin-bottom="0in" table:align="left" style:writing-mode="lr-tb"/>
    </style:style>
    <style:style style:name="Table4.A" style:family="table-column">
      <style:table-column-properties style:column-width="0.5764in"/>
    </style:style>
    <style:style style:name="Table4.B" style:family="table-column">
      <style:table-column-properties style:column-width="1.372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B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B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4.B11" style:family="table-cell">
      <style:table-cell-properties style:vertical-align="middle" fo:padding-left="0.075in" fo:padding-right="0.075in" fo:padding-top="0in" fo:padding-bottom="0in" fo:border-left="none" fo:border-right="none" fo:border-top="0.5pt solid #000001" fo:border-bottom="none"/>
    </style:style>
    <style:style style:name="Table5" style:family="table">
      <style:table-properties style:width="1.7in" fo:margin-left="-0.075in" fo:margin-top="0in" fo:margin-bottom="0in" table:align="left" style:writing-mode="lr-tb"/>
    </style:style>
    <style:style style:name="Table5.A" style:family="table-column">
      <style:table-column-properties style:column-width="0.7in"/>
    </style:style>
    <style:style style:name="Table5.B" style:family="table-column">
      <style:table-column-properties style:column-width="0.999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B1" style:family="table-cell">
      <style:table-cell-properties style:vertical-align="bottom"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45in" fo:margin-left="-0.075in" fo:margin-top="0in" fo:margin-bottom="0in" table:align="left" style:writing-mode="lr-tb"/>
    </style:style>
    <style:style style:name="Table6.A" style:family="table-column">
      <style:table-column-properties style:column-width="0.5764in"/>
    </style:style>
    <style:style style:name="Table6.B" style:family="table-column">
      <style:table-column-properties style:column-width="0.6236in"/>
    </style:style>
    <style:style style:name="Table6.C" style:family="table-column">
      <style:table-column-properties style:column-width="1.25in"/>
    </style:style>
    <style:style style:name="Table6.D" style:family="table-column">
      <style:table-column-properties style:column-width="0.999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D1" style:family="table-cell">
      <style:table-cell-properties style:vertical-align="bottom"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1"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575in" fo:margin-left="-0.075in" fo:margin-top="0in" fo:margin-bottom="0in" table:align="left" style:writing-mode="lr-tb"/>
    </style:style>
    <style:style style:name="Table7.A" style:family="table-column">
      <style:table-column-properties style:column-width="0.6993in"/>
    </style:style>
    <style:style style:name="Table7.B" style:family="table-column">
      <style:table-column-properties style:column-width="1.87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B1" style:family="table-cell">
      <style:table-cell-properties style:vertical-align="bottom"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1"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2in" fo:margin-left="-0.075in" fo:margin-top="0in" fo:margin-bottom="0in" table:align="left" style:writing-mode="lr-tb"/>
    </style:style>
    <style:style style:name="Table8.A" style:family="table-column">
      <style:table-column-properties style:column-width="0.7in"/>
    </style:style>
    <style:style style:name="Table8.B" style:family="table-column">
      <style:table-column-properties style:column-width="1.499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B1" style:family="table-cell">
      <style:table-cell-properties style:vertical-align="bottom"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1"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2.7583in" fo:margin-left="-0.075in" fo:margin-top="0in" fo:margin-bottom="0in" table:align="left" style:writing-mode="lr-tb"/>
    </style:style>
    <style:style style:name="Table9.A" style:family="table-column">
      <style:table-column-properties style:column-width="0.6042in"/>
    </style:style>
    <style:style style:name="Table9.B" style:family="table-column">
      <style:table-column-properties style:column-width="2.153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B1" style:family="table-cell">
      <style:table-cell-properties style:vertical-align="bottom"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1"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1.825in" fo:margin-left="-0.075in" fo:margin-top="0in" fo:margin-bottom="0in" table:align="left" style:writing-mode="lr-tb"/>
    </style:style>
    <style:style style:name="Table10.A" style:family="table-column">
      <style:table-column-properties style:column-width="0.825in"/>
    </style:style>
    <style:style style:name="Table10.B" style:family="table-column">
      <style:table-column-properties style:column-width="0.999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B1" style:family="table-cell">
      <style:table-cell-properties style:vertical-align="bottom"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1"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1.7in" fo:margin-left="-0.075in" fo:margin-top="0in" fo:margin-bottom="0in" table:align="left" style:writing-mode="lr-tb"/>
    </style:style>
    <style:style style:name="Table11.A" style:family="table-column">
      <style:table-column-properties style:column-width="0.7in"/>
    </style:style>
    <style:style style:name="Table11.B" style:family="table-column">
      <style:table-column-properties style:column-width="0.999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B1" style:family="table-cell">
      <style:table-cell-properties style:vertical-align="bottom"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3.575in" fo:margin-left="-0.075in" fo:margin-top="0in" fo:margin-bottom="0in" table:align="left" style:writing-mode="lr-tb"/>
    </style:style>
    <style:style style:name="Table12.A" style:family="table-column">
      <style:table-column-properties style:column-width="1.075in"/>
    </style:style>
    <style:style style:name="Table12.B" style:family="table-column">
      <style:table-column-properties style:column-width="0.75in"/>
    </style:style>
    <style:style style:name="Table12.C" style:family="table-column">
      <style:table-column-properties style:column-width="0.5in"/>
    </style:style>
    <style:style style:name="Table12.D" style:family="table-column">
      <style:table-column-properties style:column-width="1.249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C1" style:family="table-cell">
      <style:table-cell-properties style:vertical-align="bottom"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1.7in" fo:margin-left="-0.075in" fo:margin-top="0in" fo:margin-bottom="0in" table:align="left" style:writing-mode="lr-tb"/>
    </style:style>
    <style:style style:name="Table13.A" style:family="table-column">
      <style:table-column-properties style:column-width="0.7in"/>
    </style:style>
    <style:style style:name="Table13.B" style:family="table-column">
      <style:table-column-properties style:column-width="0.9993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B1" style:family="table-cell">
      <style:table-cell-properties style:vertical-align="bottom"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3.4743in" fo:margin-left="-0.075in" fo:margin-top="0in" fo:margin-bottom="0in" table:align="left" style:writing-mode="lr-tb"/>
    </style:style>
    <style:style style:name="Table14.A" style:family="table-column">
      <style:table-column-properties style:column-width="0.825in"/>
    </style:style>
    <style:style style:name="Table14.B" style:family="table-column">
      <style:table-column-properties style:column-width="0.875in"/>
    </style:style>
    <style:style style:name="Table14.C" style:family="table-column">
      <style:table-column-properties style:column-width="0.625in"/>
    </style:style>
    <style:style style:name="Table14.D" style:family="table-column">
      <style:table-column-properties style:column-width="1.1486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C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13" style:family="table-cell">
      <style:table-cell-properties style:vertical-align="" fo:padding-left="0.075in" fo:padding-right="0.075in" fo:padding-top="0in" fo:padding-bottom="0in" fo:border-left="none" fo:border-right="none" fo:border-top="0.5pt solid #000001" fo:border-bottom="none"/>
    </style:style>
    <style:style style:name="Table14.C13" style:family="table-cell">
      <style:table-cell-properties style:vertical-align="bottom" fo:padding-left="0.075in" fo:padding-right="0.075in" fo:padding-top="0in" fo:padding-bottom="0in" fo:border-left="none" fo:border-right="none" fo:border-top="0.5pt solid #000001" fo:border-bottom="none"/>
    </style:style>
    <style:style style:name="Table15" style:family="table">
      <style:table-properties style:width="2.2in" fo:margin-left="-0.075in" fo:margin-top="0in" fo:margin-bottom="0in" table:align="left" style:writing-mode="lr-tb"/>
    </style:style>
    <style:style style:name="Table15.A" style:family="table-column">
      <style:table-column-properties style:column-width="1.2in"/>
    </style:style>
    <style:style style:name="Table15.B" style:family="table-column">
      <style:table-column-properties style:column-width="0.999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B1" style:family="table-cell">
      <style:table-cell-properties style:vertical-align="bottom"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3.5917in" fo:margin-left="-0.075in" fo:margin-top="0in" fo:margin-bottom="0in" table:align="left" style:writing-mode="lr-tb"/>
    </style:style>
    <style:style style:name="Table16.A" style:family="table-column">
      <style:table-column-properties style:column-width="1.1417in"/>
    </style:style>
    <style:style style:name="Table16.B" style:family="table-column">
      <style:table-column-properties style:column-width="2.4493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B1" style:family="table-cell">
      <style:table-cell-properties style:vertical-align="bottom"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1"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2.6403in" fo:margin-left="-0.075in" fo:margin-top="0in" fo:margin-bottom="0in" table:align="left" style:writing-mode="lr-tb"/>
    </style:style>
    <style:style style:name="Table17.A" style:family="table-column">
      <style:table-column-properties style:column-width="0.6993in"/>
    </style:style>
    <style:style style:name="Table17.B" style:family="table-column">
      <style:table-column-properties style:column-width="1.9403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B1" style:family="table-cell">
      <style:table-cell-properties style:vertical-align="bottom"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style:style>
    <style:style style:name="P5" style:family="paragraph" style:parent-style-name="Standard">
      <style:paragraph-properties fo:margin-left="0in" fo:margin-right="0in" fo:text-indent="0in" style:auto-text-indent="false"/>
      <style:text-properties style:font-name="Times New Roman" fo:font-size="10pt" style:font-size-asian="10pt"/>
    </style:style>
    <style:style style:name="P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ext-properties fo:color="#ff0000" style:font-name="Times New Roman" fo:font-size="10pt" fo:language="en" fo:country="US" style:font-size-asian="10pt" style:language-asian="en" style:country-asian="US"/>
    </style:style>
    <style:style style:name="P10" style:family="paragraph" style:parent-style-name="Heading_20_3">
      <style:paragraph-properties fo:margin-left="0in" fo:margin-right="0in" fo:text-indent="0in" style:auto-text-indent="false"/>
    </style:style>
    <style:style style:name="P11" style:family="paragraph" style:parent-style-name="Heading_20_3">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2" style:family="paragraph" style:parent-style-name="Preformatted">
      <style:paragraph-properties fo:margin-left="0in" fo:margin-right="0in" fo:text-indent="0in" style:auto-text-indent="false"/>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Heading_20_2">
      <style:paragraph-properties fo:margin-left="0in" fo:margin-right="0in" fo:text-indent="0in" style:auto-text-indent="false">
        <style:tab-stops/>
      </style:paragraph-properties>
    </style:style>
    <style:style style:name="P16" style:family="paragraph" style:parent-style-name="Heading_20_2">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7" style:family="paragraph" style:parent-style-name="Heading_20_4">
      <style:paragraph-properties fo:margin-left="0in" fo:margin-right="0in" fo:text-indent="0in" style:auto-text-indent="false">
        <style:tab-stops/>
      </style:paragraph-properties>
    </style:style>
    <style:style style:name="P18" style:family="paragraph" style:parent-style-name="Text_20_body">
      <style:paragraph-properties fo:margin-left="0in" fo:margin-right="0in" fo:text-indent="0in" style:auto-text-indent="false"/>
    </style:style>
    <style:style style:name="P19" style:family="paragraph" style:parent-style-name="Heading_20_1">
      <style:paragraph-properties fo:margin-left="0in" fo:margin-right="0in" fo:text-indent="0in" style:auto-text-indent="false"/>
    </style:style>
    <style:style style:name="P20" style:family="paragraph" style:parent-style-name="Heading_20_1">
      <style:paragraph-properties fo:margin-left="0in" fo:margin-right="0in" fo:text-indent="0in" style:auto-text-indent="false">
        <style:tab-stops/>
      </style:paragraph-properties>
    </style:style>
    <style:style style:name="P21" style:family="paragraph" style:parent-style-name="Heading_20_1">
      <style:paragraph-properties fo:margin-left="0in" fo:margin-right="0in" fo:text-indent="0in" style:auto-text-indent="false"/>
      <style:text-properties style:font-name="Times New Roman" fo:font-size="18pt" fo:language="en" fo:country="US" fo:font-weight="normal" style:font-size-asian="18pt" style:language-asian="en" style:country-asian="US" style:font-weight-asian="normal"/>
    </style:style>
    <style:style style:name="P22" style:family="paragraph" style:parent-style-name="Heading_20_1">
      <style:paragraph-properties fo:margin-left="0in" fo:margin-right="0in" fo:text-indent="0in" style:auto-text-indent="false"/>
      <style:text-properties style:font-name="Times New Roman" fo:font-size="10pt" fo:language="en" fo:country="US" fo:font-weight="normal" style:font-size-asian="10pt" style:language-asian="en" style:country-asian="US" style:font-weight-asian="normal"/>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8pt" fo:language="en" fo:country="US" style:font-size-asian="18pt" style:language-asian="en" style:country-asian="US"/>
    </style:style>
    <style:style style:name="T8" style:family="text">
      <style:text-properties style:font-name="Times New Roman" fo:font-size="18pt" fo:language="en" fo:country="US" fo:font-weight="normal" style:font-size-asian="18pt" style:language-asian="en" style:country-asian="US" style:font-weight-asian="normal"/>
    </style:style>
    <style:style style:name="T9" style:family="text">
      <style:text-properties style:font-name="Times New Roman" fo:font-size="12pt" fo:language="en" fo:country="US" fo:font-weight="normal" style:font-size-asian="12pt" style:language-asian="en" style:country-asian="US" style:font-weight-asian="normal"/>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3" style:family="text">
      <style:text-properties fo:color="#000000" style:font-name="Times New Roman" fo:font-size="10pt" fo:language="en" fo:country="US" fo:font-style="italic" style:font-size-asian="10pt" style:language-asian="en" style:country-asian="US" style:font-style-asian="italic"/>
    </style:style>
    <style:style style:name="T14" style:family="text">
      <style:text-properties fo:color="#000000" style:font-name="Times New Roman" fo:font-size="10pt" style:font-size-asian="10pt"/>
    </style:style>
    <style:style style:name="T15" style:family="text">
      <style:text-properties fo:color="#000000" style:font-name="Times New Roman"/>
    </style:style>
    <style:style style:name="T16" style:family="text">
      <style:text-properties fo:color="#000000" style:font-name="Times New Roman" fo:font-size="12pt" fo:language="en" fo:country="US" fo:font-weight="normal" style:font-size-asian="12pt" style:language-asian="en" style:country-asian="US" style:font-weight-asian="normal"/>
    </style:style>
    <style:style style:name="T17" style:family="text">
      <style:text-properties fo:font-weight="normal" style:font-weight-asian="normal"/>
    </style:style>
    <style:style style:name="T18"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material is Open Game Content, and is licensed for public use under the terms of the Open Game License v1.0a.</text:span></text:p>
      <text:h text:style-name="P10" text:outline-level="3"><text:span text:style-name="T7">EPIC CLASS PROGRESSIONS</text:span></text:h>
      <text:h text:style-name="P11" text:outline-level="3"/>
      <text:h text:style-name="P10" text:outline-level="3"><text:span text:style-name="T7">EPIC BARBARIAN </text:span></text:h>
      <text:p text:style-name="P1"><text:span text:style-name="T10">Hit Die:</text:span><text:span text:style-name="T11"> d12</text:span></text:p>
      <text:p text:style-name="P1"><text:span text:style-name="T10">Skill Points at Each Additional Level:</text:span><text:span text:style-name="T11"> 4 + Int modifier </text:span></text:p>
      <text:p text:style-name="P1"><text:span text:style-name="T10">Barbarian Rage:</text:span><text:span text:style-name="T11"> The epic barbarian gains one use of rage per day every four levels after 20th. </text:span></text:p>
      <text:p text:style-name="P1"><text:span text:style-name="T10">Trap Sense (Ex):</text:span><text:span text:style-name="T11"> The epic barbarian’s bonus increases by +1 every three levels higher than 18th. </text:span></text:p>
      <text:p text:style-name="P1"><text:span text:style-name="T10">Damage Reduction (Ex):</text:span><text:span text:style-name="T11"> The epic barbarian’s damage reduction increases by 1 point every three levels higher than 19th. </text:span></text:p>
      <text:p text:style-name="P1"><text:span text:style-name="T10">Bonus Feats:</text:span><text:span text:style-name="T11"> The epic barbarian gains a bonus feat (selected from the list of epic barbarian bonus feats) every four levels higher than 20th. </text:span></text:p>
      <text:p text:style-name="P1"><text:span text:style-name="T12">Epic Barbarian Bonus Feat List: </text:span><text:span text:style-name="T11">Armor Skin, Chaotic Rage, Damage Reduction, Devastating Critical, Dire Charge, Epic Endurance, Epic Prowess, Epic Speed, Epic Toughness, Epic Weapon Focus, Fast Healing, Incite Rage, Legendary Climber, Legendary Leaper, Legendary Rider, Legendary Tracker, Legendary Wrestler, Mighty Rage, Overwhelming Critical, Ruinous Rage, Terrifying Rage, Thundering Rage. </text:span></text:p>
      <text:p text:style-name="P1"><text:span text:style-name="T10">Table: The Epic Barbarian </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4">Barbarian Level</text:span></text:p>
          </table:table-cell>
          <table:table-cell table:style-name="Table1.B1" office:value-type="string">
            <text:h text:style-name="P15" text:outline-level="2"><text:span text:style-name="T4">Special </text:span></text:h>
          </table:table-cell>
        </table:table-row>
        <table:table-row table:style-name="Table1.1">
          <table:table-cell table:style-name="Table1.A2" office:value-type="string">
            <text:p text:style-name="P2"><text:span text:style-name="T4">21st</text:span></text:p>
          </table:table-cell>
          <table:table-cell table:style-name="Table1.A2" office:value-type="string">
            <text:p text:style-name="P2"><text:span text:style-name="T4">Trap sense +7</text:span></text:p>
          </table:table-cell>
        </table:table-row>
        <table:table-row table:style-name="Table1.1">
          <table:table-cell table:style-name="Table1.A2" office:value-type="string">
            <text:p text:style-name="P1"><text:span text:style-name="T4">22nd</text:span></text:p>
          </table:table-cell>
          <table:table-cell table:style-name="Table1.A2" office:value-type="string">
            <text:p text:style-name="P1"><text:span text:style-name="T4">Damage reduction 6/–</text:span></text:p>
          </table:table-cell>
        </table:table-row>
        <table:table-row table:style-name="Table1.1">
          <table:table-cell table:style-name="Table1.A2" office:value-type="string">
            <text:p text:style-name="P1"><text:span text:style-name="T4">23rd</text:span></text:p>
          </table:table-cell>
          <table:table-cell table:style-name="Table1.A2" office:value-type="string">
            <text:p text:style-name="P1"><text:span text:style-name="T4">—</text:span></text:p>
          </table:table-cell>
        </table:table-row>
        <table:table-row table:style-name="Table1.1">
          <table:table-cell table:style-name="Table1.A2" office:value-type="string">
            <text:p text:style-name="P1"><text:span text:style-name="T4">24th</text:span></text:p>
          </table:table-cell>
          <table:table-cell table:style-name="Table1.A2" office:value-type="string">
            <text:p text:style-name="P1"><text:span text:style-name="T4">Rage 7/day, Trap sense +8, bonus feat </text:span></text:p>
          </table:table-cell>
        </table:table-row>
        <table:table-row table:style-name="Table1.1">
          <table:table-cell table:style-name="Table1.A2" office:value-type="string">
            <text:p text:style-name="P1"><text:span text:style-name="T4">25th</text:span></text:p>
          </table:table-cell>
          <table:table-cell table:style-name="Table1.A2" office:value-type="string">
            <text:p text:style-name="P1"><text:span text:style-name="T4">Damage reduction 7/–</text:span></text:p>
          </table:table-cell>
        </table:table-row>
        <table:table-row table:style-name="Table1.1">
          <table:table-cell table:style-name="Table1.A2" office:value-type="string">
            <text:p text:style-name="P1"><text:span text:style-name="T4">26th</text:span></text:p>
          </table:table-cell>
          <table:table-cell table:style-name="Table1.A2" office:value-type="string">
            <text:p text:style-name="P1"><text:span text:style-name="T4">—</text:span></text:p>
          </table:table-cell>
        </table:table-row>
        <table:table-row table:style-name="Table1.1">
          <table:table-cell table:style-name="Table1.A2" office:value-type="string">
            <text:p text:style-name="P1"><text:span text:style-name="T4">27th</text:span></text:p>
          </table:table-cell>
          <table:table-cell table:style-name="Table1.A2" office:value-type="string">
            <text:p text:style-name="P1"><text:span text:style-name="T4">Trap sense +9</text:span></text:p>
          </table:table-cell>
        </table:table-row>
        <table:table-row table:style-name="Table1.1">
          <table:table-cell table:style-name="Table1.A2" office:value-type="string">
            <text:p text:style-name="P1"><text:span text:style-name="T4">28th</text:span></text:p>
          </table:table-cell>
          <table:table-cell table:style-name="Table1.A2" office:value-type="string">
            <text:p text:style-name="P1"><text:span text:style-name="T4">Damage reduction 8/–, Rage 8/day, bonus feat </text:span></text:p>
          </table:table-cell>
        </table:table-row>
        <table:table-row table:style-name="Table1.1">
          <table:table-cell table:style-name="Table1.A2" office:value-type="string">
            <text:p text:style-name="P1"><text:span text:style-name="T4">29th</text:span></text:p>
          </table:table-cell>
          <table:table-cell table:style-name="Table1.A2" office:value-type="string">
            <text:p text:style-name="P1"><text:span text:style-name="T4">—</text:span></text:p>
          </table:table-cell>
        </table:table-row>
        <table:table-row table:style-name="Table1.1">
          <table:table-cell table:style-name="Table1.A11" office:value-type="string">
            <text:p text:style-name="P2"><text:span text:style-name="T4">30th</text:span></text:p>
          </table:table-cell>
          <table:table-cell table:style-name="Table1.A11" office:value-type="string">
            <text:p text:style-name="P2"><text:span text:style-name="T4">Trap sense +10</text:span></text:p>
          </table:table-cell>
        </table:table-row>
      </table:table>
      <text:p text:style-name="P3"><text:soft-page-break/></text:p>
      <text:h text:style-name="P19" text:outline-level="1"><text:span text:style-name="T8">EPIC BARD</text:span></text:h>
      <text:p text:style-name="P1"><text:span text:style-name="T10">Hit Die:</text:span><text:span text:style-name="T11"> d6</text:span></text:p>
      <text:p text:style-name="P1"><text:span text:style-name="T10">Skill Points at Each Additional Level:</text:span><text:span text:style-name="T11"> 6 + Int modifier</text:span></text:p>
      <text:p text:style-name="P1"><text:span text:style-name="T10">Spells:</text:span><text:span text:style-name="T11"> The bard’s caster level is equal to his or her class level. The bard’s number of spells per day does not increase after 20th level. The bard does not learn additional spells unless he or she selects the Spell Knowledge feat.</text:span></text:p>
      <text:p text:style-name="P1"><text:span text:style-name="T10">Bardic Music:</text:span><text:span text:style-name="T11"> The bard gains no new bardic music effects from his or her Perform ranks. However, he or she may select epic feats that grant new bardic music effects</text:span></text:p>
      <text:p text:style-name="P1"><text:span text:style-name="T10">Bardic Knowledge:</text:span><text:span text:style-name="T11"> Add the bard’s class level + Intelligence modifier to all bardic knowledge checks, as normal. </text:span></text:p>
      <text:p text:style-name="P1"><text:span text:style-name="T10">Bonus Feats:</text:span><text:span text:style-name="T11"> The epic bard gains a bonus feat (selected from the list of epic bard bonus feats) every three levels after 20th. </text:span></text:p>
      <text:p text:style-name="P1"><text:span text:style-name="T13">Epic Bard Bonus Feat List: </text:span><text:span text:style-name="T11">Augmented Alchemy, Deafening Song, Epic Inspiration, Epic Leadership, Epic Reputation, Epic Skill Focus, Group Inspiration, Hindering Song, Improved Combat Casting, Improved Metamagic, Improved Spell Capacity, Inspire Excellence, Lasting Inspiration, Master Staff, Master Wand, Music of the Gods, Permanent Emanation, Polyglot, Ranged Inspiration, Rapid Inspiration, Reactive Countersong, Spell Knowledge, Spell Stowaway, Spell Opportunity, Tenacious Magic. </text:span></text:p>
      <text:p text:style-name="P1"><text:span text:style-name="T10">Inspire Courage (Su):</text:span><text:span text:style-name="T11"> The epic bard’s bonus when this ability is used increases by +1 every six levels higher than 20</text:span><text:span text:style-name="T18">th</text:span><text:span text:style-name="T11">.</text:span></text:p>
      <text:p text:style-name="P3"/>
      <text:p text:style-name="P1"><text:span text:style-name="T10">Table: The Epic Bard </text:span></text:p>
      <table:table table:name="Table2" table:style-name="Table2">
        <table:table-column table:style-name="Table2.A"/>
        <table:table-column table:style-name="Table2.B"/>
        <table:table-row table:style-name="Table2.1">
          <table:table-cell table:style-name="Table2.A1" office:value-type="string">
            <text:p text:style-name="P2"><text:span text:style-name="T14">Bard Level</text:span></text:p>
          </table:table-cell>
          <table:table-cell table:style-name="Table2.B1" office:value-type="string">
            <text:h text:style-name="P20" text:outline-level="1"><text:span text:style-name="T4">Special </text:span></text:h>
          </table:table-cell>
        </table:table-row>
        <table:table-row table:style-name="Table2.1">
          <table:table-cell table:style-name="Table2.A2" office:value-type="string">
            <text:p text:style-name="P2"><text:span text:style-name="T4">21st</text:span></text:p>
          </table:table-cell>
          <table:table-cell table:style-name="Table2.A2" office:value-type="string">
            <text:p text:style-name="P2"><text:span text:style-name="T4">— </text:span></text:p>
          </table:table-cell>
        </table:table-row>
        <table:table-row table:style-name="Table2.1">
          <table:table-cell table:style-name="Table2.A2" office:value-type="string">
            <text:p text:style-name="P1"><text:span text:style-name="T4">22nd</text:span></text:p>
          </table:table-cell>
          <table:table-cell table:style-name="Table2.A2" office:value-type="string">
            <text:p text:style-name="P1"><text:span text:style-name="T4">— </text:span></text:p>
          </table:table-cell>
        </table:table-row>
        <table:table-row table:style-name="Table2.1">
          <table:table-cell table:style-name="Table2.A2" office:value-type="string">
            <text:p text:style-name="P1"><text:span text:style-name="T4">23rd</text:span></text:p>
          </table:table-cell>
          <table:table-cell table:style-name="Table2.A2" office:value-type="string">
            <text:p text:style-name="P1"><text:span text:style-name="T4">Bonus feat </text:span></text:p>
          </table:table-cell>
        </table:table-row>
        <table:table-row table:style-name="Table2.1">
          <table:table-cell table:style-name="Table2.A2" office:value-type="string">
            <text:p text:style-name="P1"><text:span text:style-name="T4">24th</text:span></text:p>
          </table:table-cell>
          <table:table-cell table:style-name="Table2.A2" office:value-type="string">
            <text:p text:style-name="P1"><text:span text:style-name="T4">— </text:span></text:p>
          </table:table-cell>
        </table:table-row>
        <table:table-row table:style-name="Table2.1">
          <table:table-cell table:style-name="Table2.A2" office:value-type="string">
            <text:p text:style-name="P1"><text:span text:style-name="T4">25th</text:span></text:p>
          </table:table-cell>
          <table:table-cell table:style-name="Table2.A2" office:value-type="string">
            <text:p text:style-name="P1"><text:span text:style-name="T4">— </text:span></text:p>
          </table:table-cell>
        </table:table-row>
        <table:table-row table:style-name="Table2.1">
          <table:table-cell table:style-name="Table2.A2" office:value-type="string">
            <text:p text:style-name="P1"><text:span text:style-name="T4">26th</text:span></text:p>
          </table:table-cell>
          <table:table-cell table:style-name="Table2.A2" office:value-type="string">
            <text:p text:style-name="P1"><text:span text:style-name="T4">Inspire Courage +5, Bonus feat </text:span></text:p>
          </table:table-cell>
        </table:table-row>
        <table:table-row table:style-name="Table2.1">
          <table:table-cell table:style-name="Table2.A2" office:value-type="string">
            <text:p text:style-name="P1"><text:span text:style-name="T4">27th</text:span></text:p>
          </table:table-cell>
          <table:table-cell table:style-name="Table2.A2" office:value-type="string">
            <text:p text:style-name="P1"><text:span text:style-name="T4">— </text:span></text:p>
          </table:table-cell>
        </table:table-row>
        <table:table-row table:style-name="Table2.1">
          <table:table-cell table:style-name="Table2.A2" office:value-type="string">
            <text:p text:style-name="P1"><text:span text:style-name="T4">28th</text:span></text:p>
          </table:table-cell>
          <table:table-cell table:style-name="Table2.A2" office:value-type="string">
            <text:p text:style-name="P1"><text:span text:style-name="T4">— </text:span></text:p>
          </table:table-cell>
        </table:table-row>
        <table:table-row table:style-name="Table2.1">
          <table:table-cell table:style-name="Table2.A2" office:value-type="string">
            <text:p text:style-name="P1"><text:span text:style-name="T4">29th</text:span></text:p>
          </table:table-cell>
          <table:table-cell table:style-name="Table2.A2" office:value-type="string">
            <text:p text:style-name="P1"><text:span text:style-name="T4">Bonus feat </text:span></text:p>
          </table:table-cell>
        </table:table-row>
        <table:table-row table:style-name="Table2.1">
          <table:table-cell table:style-name="Table2.A11" office:value-type="string">
            <text:p text:style-name="P2"><text:span text:style-name="T4">30th</text:span></text:p>
          </table:table-cell>
          <table:table-cell table:style-name="Table2.A11" office:value-type="string">
            <text:p text:style-name="P2"><text:span text:style-name="T4">— </text:span></text:p>
          </table:table-cell>
        </table:table-row>
      </table:table>
      <text:h text:style-name="P21" text:outline-level="1"/>
      <text:h text:style-name="P19" text:outline-level="1"><text:soft-page-break/><text:span text:style-name="T8">EPIC CLERIC </text:span></text:h>
      <text:p text:style-name="P1"><text:span text:style-name="T10">Hit Die:</text:span><text:span text:style-name="T11"> d8</text:span></text:p>
      <text:p text:style-name="P1"><text:span text:style-name="T10">Skill Points at Each Additional Level:</text:span><text:span text:style-name="T11"> 2 + Int modifier</text:span></text:p>
      <text:p text:style-name="P1"><text:span text:style-name="T10">Spells:</text:span><text:span text:style-name="T11"> The cleric’s caster level is equal to his or her class level. The cleric’s number of spells per day does not increase after 20th level</text:span></text:p>
      <text:p text:style-name="P1"><text:span text:style-name="T10">Turn or Rebuke Undead:</text:span><text:span text:style-name="T11"> Use the cleric’s class level to determine the most powerful undead affected by a turn or rebuke check and the turning damage, just as normal. </text:span></text:p>
      <text:p text:style-name="P1"><text:span text:style-name="T10">Bonus Feats:</text:span><text:span text:style-name="T11"> The epic cleric gains a bonus feat (selected from the list of epic cleric bonus feats) every three levels after 20th. </text:span></text:p>
      <text:p text:style-name="P1"><text:span text:style-name="T13">Epic Cleric Bonus Feat List: </text:span><text:span text:style-name="T11">Armor Skin, Automatic Quicken Spell, Automatic Silent Spell, Automatic Still Spell, Bonus Domain, Enhance Spell, Epic Spell Focus, Epic Spell Penetration, Epic Spellcasting, Ignore Material Components, Improved Alignment-Based Casting, Improved Combat Casting, Improved Heighten Spell, Improved Metamagic, Improved Spell Capacity, Intensify Spell, Multispell, Negative Energy Burst, Permanent Emanation, Planar Turning, Positive Energy Aura, Spectral Strike, Spell Stowaway, Spell Opportunity, Spontaneous Domain Access, Spontaneous Spell, Tenacious Magic, Undead Mastery, Zone of Animation. </text:span></text:p>
      <text:p text:style-name="P3"/>
      <text:p text:style-name="P1"><text:span text:style-name="T10">Table: The Epic Cleric </text:span></text:p>
      <table:table table:name="Table3" table:style-name="Table3">
        <table:table-column table:style-name="Table3.A"/>
        <table:table-column table:style-name="Table3.B"/>
        <table:table-row table:style-name="Table3.1">
          <table:table-cell table:style-name="Table3.A1" office:value-type="string">
            <text:h text:style-name="P20" text:outline-level="1"><text:span text:style-name="T4">Cleric Level</text:span></text:h>
          </table:table-cell>
          <table:table-cell table:style-name="Table3.B1" office:value-type="string">
            <text:h text:style-name="P20" text:outline-level="1"><text:span text:style-name="T4">Special </text:span></text:h>
          </table:table-cell>
        </table:table-row>
        <table:table-row table:style-name="Table3.1">
          <table:table-cell table:style-name="Table3.A2" office:value-type="string">
            <text:p text:style-name="P2"><text:span text:style-name="T4">21st</text:span></text:p>
          </table:table-cell>
          <table:table-cell table:style-name="Table3.A2" office:value-type="string">
            <text:p text:style-name="P2"><text:span text:style-name="T4">— </text:span></text:p>
          </table:table-cell>
        </table:table-row>
        <table:table-row table:style-name="Table3.1">
          <table:table-cell table:style-name="Table3.A2" office:value-type="string">
            <text:p text:style-name="P1"><text:span text:style-name="T4">22nd</text:span></text:p>
          </table:table-cell>
          <table:table-cell table:style-name="Table3.A2" office:value-type="string">
            <text:p text:style-name="P1"><text:span text:style-name="T4">— </text:span></text:p>
          </table:table-cell>
        </table:table-row>
        <table:table-row table:style-name="Table3.1">
          <table:table-cell table:style-name="Table3.A2" office:value-type="string">
            <text:p text:style-name="P1"><text:span text:style-name="T4">23rd</text:span></text:p>
          </table:table-cell>
          <table:table-cell table:style-name="Table3.A2" office:value-type="string">
            <text:p text:style-name="P1"><text:span text:style-name="T4">Bonus feat </text:span></text:p>
          </table:table-cell>
        </table:table-row>
        <table:table-row table:style-name="Table3.1">
          <table:table-cell table:style-name="Table3.A2" office:value-type="string">
            <text:p text:style-name="P1"><text:span text:style-name="T4">24th</text:span></text:p>
          </table:table-cell>
          <table:table-cell table:style-name="Table3.A2" office:value-type="string">
            <text:p text:style-name="P1"><text:span text:style-name="T4">—</text:span></text:p>
          </table:table-cell>
        </table:table-row>
        <table:table-row table:style-name="Table3.1">
          <table:table-cell table:style-name="Table3.A2" office:value-type="string">
            <text:p text:style-name="P1"><text:span text:style-name="T4">25th</text:span></text:p>
          </table:table-cell>
          <table:table-cell table:style-name="Table3.A2" office:value-type="string">
            <text:p text:style-name="P1"><text:span text:style-name="T4">—</text:span></text:p>
          </table:table-cell>
        </table:table-row>
        <table:table-row table:style-name="Table3.1">
          <table:table-cell table:style-name="Table3.A2" office:value-type="string">
            <text:p text:style-name="P1"><text:span text:style-name="T4">26th</text:span></text:p>
          </table:table-cell>
          <table:table-cell table:style-name="Table3.A2" office:value-type="string">
            <text:p text:style-name="P1"><text:span text:style-name="T4">Bonus feat </text:span></text:p>
          </table:table-cell>
        </table:table-row>
        <table:table-row table:style-name="Table3.1">
          <table:table-cell table:style-name="Table3.A2" office:value-type="string">
            <text:p text:style-name="P1"><text:span text:style-name="T4">27th</text:span></text:p>
          </table:table-cell>
          <table:table-cell table:style-name="Table3.A2" office:value-type="string">
            <text:p text:style-name="P1"><text:span text:style-name="T4">— </text:span></text:p>
          </table:table-cell>
        </table:table-row>
        <table:table-row table:style-name="Table3.1">
          <table:table-cell table:style-name="Table3.A2" office:value-type="string">
            <text:p text:style-name="P1"><text:span text:style-name="T4">28th</text:span></text:p>
          </table:table-cell>
          <table:table-cell table:style-name="Table3.A2" office:value-type="string">
            <text:p text:style-name="P1"><text:span text:style-name="T4">— </text:span></text:p>
          </table:table-cell>
        </table:table-row>
        <table:table-row table:style-name="Table3.1">
          <table:table-cell table:style-name="Table3.A2" office:value-type="string">
            <text:p text:style-name="P1"><text:span text:style-name="T4">29th</text:span></text:p>
          </table:table-cell>
          <table:table-cell table:style-name="Table3.A2" office:value-type="string">
            <text:p text:style-name="P1"><text:span text:style-name="T4">Bonus feat </text:span></text:p>
          </table:table-cell>
        </table:table-row>
        <table:table-row table:style-name="Table3.1">
          <table:table-cell table:style-name="Table3.A11" office:value-type="string">
            <text:p text:style-name="P2"><text:span text:style-name="T4">30th</text:span></text:p>
          </table:table-cell>
          <table:table-cell table:style-name="Table3.A11" office:value-type="string">
            <text:p text:style-name="P2"><text:span text:style-name="T4">— </text:span></text:p>
          </table:table-cell>
        </table:table-row>
      </table:table>
      <text:p text:style-name="P3"/>
      <text:p text:style-name="P3"/>
      <text:h text:style-name="P10" text:outline-level="3"><text:span text:style-name="T7">EPIC DRUID </text:span></text:h>
      <text:p text:style-name="P1"><text:span text:style-name="T10">Hit Die:</text:span><text:span text:style-name="T11"> d8</text:span></text:p>
      <text:p text:style-name="P1"><text:soft-page-break/><text:span text:style-name="T10">Skill Points at Each Additional Level:</text:span><text:span text:style-name="T11"> 4 + Int modifier</text:span></text:p>
      <text:p text:style-name="P1"><text:span text:style-name="T10">Spells:</text:span><text:span text:style-name="T11"> The druid’s caster level is equal to his or her class level. The druid’s number of spells per day does not increase after 20th level. </text:span></text:p>
      <text:p text:style-name="P1"><text:span text:style-name="T10">Animal Companion: </text:span><text:span text:style-name="T11">The Druid’s animal companion continues to increase in power. <text:s/>Every three levels higher than 20</text:span><text:span text:style-name="T18">th</text:span><text:span text:style-name="T11"> the animal companion gains 2 bonus hit dice, +1 strength and dexterity, and an additional trick. </text:span></text:p>
      <text:p text:style-name="P1"><text:span text:style-name="T12">Wild Shape:</text:span><text:span text:style-name="T13"> </text:span><text:span text:style-name="T11">The epic druid can use this ability to take the form of an animal one additional time per day every four levels higher than 18th. <text:s/>The druid’s ability to wild shape into an elemental does not improve.</text:span></text:p>
      <text:p text:style-name="P1"><text:span text:style-name="T10">Bonus Feats:</text:span><text:span text:style-name="T11"> The epic druid gains a bonus feat (selected from the list of epic druid bonus feats) every four levels after 20th. </text:span></text:p>
      <text:p text:style-name="P12"><text:span text:style-name="T2">Epic Druid Bonus Feat List: Automatic Quicken Spell, Automatic Silent Spell, Automatic Still Spell, Colossal Wild Shape, Diminutive Wild Shape, Dragon Wild Shape, Energy Resistance, Enhance Spell, Epic Spell Focus, Epic Spell Penetration, Epic Spellcasting, Fast Healing, Fine Wild Shape, Gargantuan Wild Shape, Ignore Material Components, Improved Combat Casting, Improved Elemental Wild Shape, Improved Heighten Spell, Improved Metamagic, Improved Spell Capacity, Intensify Spell, Magical Beast Companion, Magical Beast Wild Shape, Multi-spell, Perfect Health, Permanent Emanation, Plant Wild Shape, Spell Stowaway, Spell Opportunity, Spontaneous Spell, Tenacious Magic, Vermin Wild Shape. </text:span></text:p>
      <text:p text:style-name="P1"><text:span text:style-name="T10">Table: The Epic Druid </text:span></text:p>
      <table:table table:name="Table4" table:style-name="Table4">
        <table:table-column table:style-name="Table4.A"/>
        <table:table-column table:style-name="Table4.B"/>
        <table:table-row table:style-name="Table4.1">
          <table:table-cell table:style-name="Table4.A1" office:value-type="string">
            <text:h text:style-name="P20" text:outline-level="1"><text:span text:style-name="T4">Druid Level</text:span></text:h>
          </table:table-cell>
          <table:table-cell table:style-name="Table4.B1" office:value-type="string">
            <text:h text:style-name="P20" text:outline-level="1"><text:span text:style-name="T4">Special </text:span></text:h>
          </table:table-cell>
        </table:table-row>
        <table:table-row table:style-name="Table4.1">
          <table:table-cell table:style-name="Table4.A2" office:value-type="string">
            <text:p text:style-name="P2"><text:span text:style-name="T4">21st</text:span></text:p>
          </table:table-cell>
          <table:table-cell table:style-name="Table4.B2" office:value-type="string">
            <text:p text:style-name="P2"><text:span text:style-name="T4">— </text:span></text:p>
          </table:table-cell>
        </table:table-row>
        <table:table-row table:style-name="Table4.1">
          <table:table-cell table:style-name="Table4.A2" office:value-type="string">
            <text:p text:style-name="P1"><text:span text:style-name="T4">22nd</text:span></text:p>
          </table:table-cell>
          <table:table-cell table:style-name="Table4.B2" office:value-type="string">
            <text:p text:style-name="P1"><text:span text:style-name="T5">Wild shape </text:span><text:span text:style-name="T4">7/day </text:span></text:p>
          </table:table-cell>
        </table:table-row>
        <table:table-row table:style-name="Table4.1">
          <table:table-cell table:style-name="Table4.A2" office:value-type="string">
            <text:p text:style-name="P1"><text:span text:style-name="T4">23rd</text:span></text:p>
          </table:table-cell>
          <table:table-cell table:style-name="Table4.B2" office:value-type="string">
            <text:p text:style-name="P1"><text:span text:style-name="T4">— </text:span></text:p>
          </table:table-cell>
        </table:table-row>
        <table:table-row table:style-name="Table4.1">
          <table:table-cell table:style-name="Table4.A2" office:value-type="string">
            <text:p text:style-name="P1"><text:span text:style-name="T4">24th</text:span></text:p>
          </table:table-cell>
          <table:table-cell table:style-name="Table4.B2" office:value-type="string">
            <text:p text:style-name="P1"><text:span text:style-name="T4">Bonus feat </text:span></text:p>
          </table:table-cell>
        </table:table-row>
        <table:table-row table:style-name="Table4.1">
          <table:table-cell table:style-name="Table4.A2" office:value-type="string">
            <text:p text:style-name="P1"><text:span text:style-name="T4">25th</text:span></text:p>
          </table:table-cell>
          <table:table-cell table:style-name="Table4.B2" office:value-type="string">
            <text:p text:style-name="P1"><text:span text:style-name="T4">— </text:span></text:p>
          </table:table-cell>
        </table:table-row>
        <table:table-row table:style-name="Table4.1">
          <table:table-cell table:style-name="Table4.A2" office:value-type="string">
            <text:p text:style-name="P1"><text:span text:style-name="T4">26th</text:span></text:p>
          </table:table-cell>
          <table:table-cell table:style-name="Table4.B2" office:value-type="string">
            <text:p text:style-name="P1"><text:span text:style-name="T5">Wild shape </text:span><text:span text:style-name="T4">8/day </text:span></text:p>
          </table:table-cell>
        </table:table-row>
        <table:table-row table:style-name="Table4.1">
          <table:table-cell table:style-name="Table4.A2" office:value-type="string">
            <text:p text:style-name="P1"><text:span text:style-name="T4">27th</text:span></text:p>
          </table:table-cell>
          <table:table-cell table:style-name="Table4.B2" office:value-type="string">
            <text:p text:style-name="P1"><text:span text:style-name="T4">— </text:span></text:p>
          </table:table-cell>
        </table:table-row>
        <table:table-row table:style-name="Table4.1">
          <table:table-cell table:style-name="Table4.A2" office:value-type="string">
            <text:p text:style-name="P1"><text:span text:style-name="T4">28th</text:span></text:p>
          </table:table-cell>
          <table:table-cell table:style-name="Table4.B2" office:value-type="string">
            <text:p text:style-name="P1"><text:span text:style-name="T4">Bonus feat </text:span></text:p>
          </table:table-cell>
        </table:table-row>
        <table:table-row table:style-name="Table4.1">
          <table:table-cell table:style-name="Table4.A2" office:value-type="string">
            <text:p text:style-name="P1"><text:span text:style-name="T4">29th</text:span></text:p>
          </table:table-cell>
          <table:table-cell table:style-name="Table4.B2" office:value-type="string">
            <text:p text:style-name="P1"><text:span text:style-name="T4">— </text:span></text:p>
          </table:table-cell>
        </table:table-row>
        <table:table-row table:style-name="Table4.1">
          <table:table-cell table:style-name="Table4.A11" office:value-type="string">
            <text:p text:style-name="P2"><text:span text:style-name="T4">30th</text:span></text:p>
          </table:table-cell>
          <table:table-cell table:style-name="Table4.B11" office:value-type="string">
            <text:p text:style-name="P2"><text:span text:style-name="T5">Wild shape </text:span><text:span text:style-name="T4">9/day</text:span></text:p>
          </table:table-cell>
        </table:table-row>
      </table:table>
      <text:h text:style-name="P21" text:outline-level="1"/>
      <text:h text:style-name="P19" text:outline-level="1"><text:span text:style-name="T8">EPIC FIGHTER </text:span></text:h>
      <text:p text:style-name="P1"><text:span text:style-name="T10">Hit Die:</text:span><text:span text:style-name="T11"> d10</text:span></text:p>
      <text:p text:style-name="P1"><text:span text:style-name="T10">Skill Points at Each Additional Level:</text:span><text:span text:style-name="T11"> 2 + Int modifier</text:span></text:p>
      <text:p text:style-name="P1"><text:span text:style-name="T10">Bonus Feats:</text:span><text:span text:style-name="T11"> The epic fighter gains a bonus feat (selected from the list of epic fighter bonus feats) every two levels after 20th. </text:span></text:p>
      <text:p text:style-name="P1"><text:span text:style-name="T13">Epic Fighter Bonus Feat List: </text:span><text:span text:style-name="T11">Armor Skin, Combat Archery, Damage Reduction, Devastating Critical, Dire Charge, Distant Shot, Energy Resistance, Epic Endurance, Epic Leadership, Epic Prowess, Epic Toughness, Epic Weapon Focus, Epic Weapon Specialization, Exceptional Deflection, Improved Combat Reflexes, Improved Manyshot, Improved Stunning Fist, Improved Whirlwind Attack, Infinite Deflection, Instant Reload, Legendary Commander, Legendary Rider, Legendary Wrestler, Overwhelming Critical, Penetrate Damage Reduction, Perfect Two-Weapon Fighting, Reflect Arrows, Spellcasting Harrier, Storm of Throws, Superior Initiative, Swarm of Arrows, Two-Weapon Rend, Uncanny Accuracy. In addition to the feats on this list, the fighter may treat any feat designated as a fighter bonus feat, but not listed here, as being on his or her bonus feat list. </text:span></text:p>
      <text:p text:style-name="P1"><text:soft-page-break/><text:span text:style-name="T10">Table: The Epic Fighter </text:span></text:p>
      <table:table table:name="Table5" table:style-name="Table5">
        <table:table-column table:style-name="Table5.A"/>
        <table:table-column table:style-name="Table5.B"/>
        <table:table-row table:style-name="Table5.1">
          <table:table-cell table:style-name="Table5.A1" office:value-type="string">
            <text:p text:style-name="P2"><text:span text:style-name="T14">Fighter Level</text:span></text:p>
          </table:table-cell>
          <table:table-cell table:style-name="Table5.B1" office:value-type="string">
            <text:h text:style-name="P20" text:outline-level="1"><text:span text:style-name="T4">Special </text:span></text:h>
          </table:table-cell>
        </table:table-row>
        <table:table-row table:style-name="Table5.1">
          <table:table-cell table:style-name="Table5.A2" office:value-type="string">
            <text:p text:style-name="P2"><text:span text:style-name="T4">21st</text:span></text:p>
          </table:table-cell>
          <table:table-cell table:style-name="Table5.A2" office:value-type="string">
            <text:p text:style-name="P2"><text:span text:style-name="T4">— </text:span></text:p>
          </table:table-cell>
        </table:table-row>
        <table:table-row table:style-name="Table5.1">
          <table:table-cell table:style-name="Table5.A2" office:value-type="string">
            <text:p text:style-name="P1"><text:span text:style-name="T4">22nd</text:span></text:p>
          </table:table-cell>
          <table:table-cell table:style-name="Table5.A2" office:value-type="string">
            <text:p text:style-name="P1"><text:span text:style-name="T4">Bonus feat </text:span></text:p>
          </table:table-cell>
        </table:table-row>
        <table:table-row table:style-name="Table5.1">
          <table:table-cell table:style-name="Table5.A2" office:value-type="string">
            <text:p text:style-name="P1"><text:span text:style-name="T4">23rd</text:span></text:p>
          </table:table-cell>
          <table:table-cell table:style-name="Table5.A2" office:value-type="string">
            <text:p text:style-name="P1"><text:span text:style-name="T4">— </text:span></text:p>
          </table:table-cell>
        </table:table-row>
        <table:table-row table:style-name="Table5.1">
          <table:table-cell table:style-name="Table5.A2" office:value-type="string">
            <text:p text:style-name="P1"><text:span text:style-name="T4">24th</text:span></text:p>
          </table:table-cell>
          <table:table-cell table:style-name="Table5.A2" office:value-type="string">
            <text:p text:style-name="P1"><text:span text:style-name="T4">Bonus feat </text:span></text:p>
          </table:table-cell>
        </table:table-row>
        <table:table-row table:style-name="Table5.1">
          <table:table-cell table:style-name="Table5.A2" office:value-type="string">
            <text:p text:style-name="P1"><text:span text:style-name="T4">25th</text:span></text:p>
          </table:table-cell>
          <table:table-cell table:style-name="Table5.A2" office:value-type="string">
            <text:p text:style-name="P1"><text:span text:style-name="T4">— </text:span></text:p>
          </table:table-cell>
        </table:table-row>
        <table:table-row table:style-name="Table5.1">
          <table:table-cell table:style-name="Table5.A2" office:value-type="string">
            <text:p text:style-name="P1"><text:span text:style-name="T4">26th</text:span></text:p>
          </table:table-cell>
          <table:table-cell table:style-name="Table5.A2" office:value-type="string">
            <text:p text:style-name="P1"><text:span text:style-name="T4">Bonus feat </text:span></text:p>
          </table:table-cell>
        </table:table-row>
        <table:table-row table:style-name="Table5.1">
          <table:table-cell table:style-name="Table5.A2" office:value-type="string">
            <text:p text:style-name="P1"><text:span text:style-name="T4">27th</text:span></text:p>
          </table:table-cell>
          <table:table-cell table:style-name="Table5.A2" office:value-type="string">
            <text:p text:style-name="P1"><text:span text:style-name="T4">— </text:span></text:p>
          </table:table-cell>
        </table:table-row>
        <table:table-row table:style-name="Table5.1">
          <table:table-cell table:style-name="Table5.A2" office:value-type="string">
            <text:p text:style-name="P1"><text:span text:style-name="T4">28th</text:span></text:p>
          </table:table-cell>
          <table:table-cell table:style-name="Table5.A2" office:value-type="string">
            <text:p text:style-name="P1"><text:span text:style-name="T4">Bonus feat </text:span></text:p>
          </table:table-cell>
        </table:table-row>
        <table:table-row table:style-name="Table5.1">
          <table:table-cell table:style-name="Table5.A2" office:value-type="string">
            <text:p text:style-name="P1"><text:span text:style-name="T4">29th</text:span></text:p>
          </table:table-cell>
          <table:table-cell table:style-name="Table5.A2" office:value-type="string">
            <text:p text:style-name="P1"><text:span text:style-name="T4">— </text:span></text:p>
          </table:table-cell>
        </table:table-row>
        <table:table-row table:style-name="Table5.1">
          <table:table-cell table:style-name="Table5.A11" office:value-type="string">
            <text:p text:style-name="P2"><text:span text:style-name="T4">30th</text:span></text:p>
          </table:table-cell>
          <table:table-cell table:style-name="Table5.A11" office:value-type="string">
            <text:p text:style-name="P2"><text:span text:style-name="T4">Bonus feat </text:span></text:p>
          </table:table-cell>
        </table:table-row>
      </table:table>
      <text:p text:style-name="P3"/>
      <text:p text:style-name="P3"/>
      <text:h text:style-name="P19" text:outline-level="1"><text:span text:style-name="T8">EPIC MONK </text:span></text:h>
      <text:p text:style-name="P1"><text:span text:style-name="T10">Hit Die:</text:span><text:span text:style-name="T11"> d8</text:span></text:p>
      <text:p text:style-name="P1"><text:span text:style-name="T10">Skill Points at Each Additional Level:</text:span><text:span text:style-name="T11"> 4 + Int modifier</text:span></text:p>
      <text:p text:style-name="P1"><text:span text:style-name="T10">AC Bonus:</text:span><text:span text:style-name="T11"> The monk’s bonus to Armor Class when unarmored increases by +1 every five levels higher than 20th. </text:span></text:p>
      <text:p text:style-name="P1"><text:span text:style-name="T10">Unarmed Strike:</text:span><text:span text:style-name="T11"> The damage for a monk’s unarmed strike does not increase after 16th level. </text:span></text:p>
      <text:p text:style-name="P1"><text:span text:style-name="T10">Stunning Attack: </text:span><text:span text:style-name="T11">If the monk has the Stunning Fist feat use the monk’s class level when determining the DC to resist this attack, as normal. </text:span></text:p>
      <text:p text:style-name="P18"><text:span text:style-name="T3">Unarmored Speed Bonus:</text:span><text:span text:style-name="T2"> The epic monk’s speed when wearing no armor increases by 10 feet every three levels higher than 18th. The unarmored speed of Small and dwarven monks increases by 5 feet instead of 10 feet.</text:span></text:p>
      <text:p text:style-name="P1"><text:span text:style-name="T12">Ki </text:span><text:span text:style-name="T10">Strike:</text:span><text:span text:style-name="T11"> The monk’s </text:span><text:span text:style-name="T13">ki </text:span><text:span text:style-name="T11">strike ability does not automatically increase with class level after 16th level. </text:span></text:p>
      <text:p text:style-name="P1"><text:span text:style-name="T10">Wholeness of Body (Su):</text:span><text:span text:style-name="T11"> The epic monk can cure up to twice his or her class level in hit points each day, as normal. </text:span></text:p>
      <text:p text:style-name="P1"><text:span text:style-name="T10">Abundant Step (Su):</text:span><text:span text:style-name="T11"> Use the monk’s class level when determining the effective caster level of this ability, as normal. </text:span></text:p>
      <text:p text:style-name="P1"><text:soft-page-break/><text:span text:style-name="T10">Diamond Soul (Ex):</text:span><text:span text:style-name="T11"> The epic monk’s spell resistance is equal to his or her class level +10, as normal. </text:span></text:p>
      <text:p text:style-name="P1"><text:span text:style-name="T10">Quivering Palm (Su):</text:span><text:span text:style-name="T11"> Use the monk’s class level when determining the DC to resist this attack, as normal. </text:span></text:p>
      <text:p text:style-name="P1"><text:span text:style-name="T10">Empty Body (Su):</text:span><text:span text:style-name="T11"> Use the monk’s class level when determining the duration of this effect, as normal. </text:span></text:p>
      <text:p text:style-name="P1"><text:span text:style-name="T10">Bonus Feats:</text:span><text:span text:style-name="T11"> The epic monk gains a bonus feat (selected from the list of epic monk bonus feats) every five levels higher than 20th. </text:span></text:p>
      <text:p text:style-name="P1"><text:span text:style-name="T13">Epic Monk Bonus Feat List: </text:span><text:span text:style-name="T11">Armor Skin, Blinding Speed, Damage Reduction, Energy Resistance, Epic Prowess, Epic Speed, Epic Toughness, Exceptional Deflection, Fast Healing, Improved Combat Reflexes, Improved </text:span><text:span text:style-name="T13">Ki </text:span><text:span text:style-name="T11">Strike, Improved Spell Resistance, Improved Stunning Fist, Infinite Deflection, Keen Strike, Legendary Climber, Legendary Wrestler, Reflect Arrows, Righteous Strike, Self-Concealment, Shattering Strike, Vorpal Strike. </text:span></text:p>
      <text:p text:style-name="P1"><text:span text:style-name="T10">Table: The Epic Monk </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P20" text:outline-level="1"><text:span text:style-name="T4">Monk Level</text:span></text:h>
          </table:table-cell>
          <table:table-cell table:style-name="Table6.A1" office:value-type="string">
            <text:h text:style-name="P20" text:outline-level="1"><text:span text:style-name="T4">AC Bonus</text:span></text:h>
          </table:table-cell>
          <table:table-cell table:style-name="Table6.A1" office:value-type="string">
            <text:h text:style-name="P20" text:outline-level="1"><text:span text:style-name="T4">Unarmored Speed Bonus</text:span></text:h>
          </table:table-cell>
          <table:table-cell table:style-name="Table6.D1" office:value-type="string">
            <text:h text:style-name="P20" text:outline-level="1"><text:span text:style-name="T4">Special </text:span></text:h>
          </table:table-cell>
        </table:table-row>
        <table:table-row table:style-name="Table6.1">
          <table:table-cell table:style-name="Table6.A2" office:value-type="string">
            <text:p text:style-name="P2"><text:span text:style-name="T4">21st</text:span></text:p>
          </table:table-cell>
          <table:table-cell table:style-name="Table6.A2" office:value-type="string">
            <text:p text:style-name="P2"><text:span text:style-name="T4">+4</text:span></text:p>
          </table:table-cell>
          <table:table-cell table:style-name="Table6.A2" office:value-type="string">
            <text:p text:style-name="P2"><text:span text:style-name="T4">+70 ft.</text:span></text:p>
          </table:table-cell>
          <table:table-cell table:style-name="Table6.A2" office:value-type="string">
            <text:p text:style-name="P6"/>
          </table:table-cell>
        </table:table-row>
        <table:table-row table:style-name="Table6.1">
          <table:table-cell table:style-name="Table6.A2" office:value-type="string">
            <text:p text:style-name="P1"><text:span text:style-name="T4">22nd</text:span></text:p>
          </table:table-cell>
          <table:table-cell table:style-name="Table6.A2" office:value-type="string">
            <text:p text:style-name="P1"><text:span text:style-name="T4">+4</text:span></text:p>
          </table:table-cell>
          <table:table-cell table:style-name="Table6.A2" office:value-type="string">
            <text:p text:style-name="P1"><text:span text:style-name="T4">+7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3rd</text:span></text:p>
          </table:table-cell>
          <table:table-cell table:style-name="Table6.A2" office:value-type="string">
            <text:p text:style-name="P1"><text:span text:style-name="T4">+4</text:span></text:p>
          </table:table-cell>
          <table:table-cell table:style-name="Table6.A2" office:value-type="string">
            <text:p text:style-name="P1"><text:span text:style-name="T4">+7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4th</text:span></text:p>
          </table:table-cell>
          <table:table-cell table:style-name="Table6.A2" office:value-type="string">
            <text:p text:style-name="P1"><text:span text:style-name="T4">+4</text:span></text:p>
          </table:table-cell>
          <table:table-cell table:style-name="Table6.A2" office:value-type="string">
            <text:p text:style-name="P1"><text:span text:style-name="T4">+8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5th</text:span></text:p>
          </table:table-cell>
          <table:table-cell table:style-name="Table6.A2" office:value-type="string">
            <text:p text:style-name="P1"><text:span text:style-name="T4">+5</text:span></text:p>
          </table:table-cell>
          <table:table-cell table:style-name="Table6.A2" office:value-type="string">
            <text:p text:style-name="P1"><text:span text:style-name="T4">+80 ft.</text:span></text:p>
          </table:table-cell>
          <table:table-cell table:style-name="Table6.A2" office:value-type="string">
            <text:p text:style-name="P1"><text:span text:style-name="T4">Bonus feat </text:span></text:p>
          </table:table-cell>
        </table:table-row>
        <table:table-row table:style-name="Table6.1">
          <table:table-cell table:style-name="Table6.A2" office:value-type="string">
            <text:p text:style-name="P1"><text:span text:style-name="T4">26th</text:span></text:p>
          </table:table-cell>
          <table:table-cell table:style-name="Table6.A2" office:value-type="string">
            <text:p text:style-name="P1"><text:span text:style-name="T4">+5</text:span></text:p>
          </table:table-cell>
          <table:table-cell table:style-name="Table6.A2" office:value-type="string">
            <text:p text:style-name="P1"><text:span text:style-name="T4">+8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7th</text:span></text:p>
          </table:table-cell>
          <table:table-cell table:style-name="Table6.A2" office:value-type="string">
            <text:p text:style-name="P1"><text:span text:style-name="T4">+5</text:span></text:p>
          </table:table-cell>
          <table:table-cell table:style-name="Table6.A2" office:value-type="string">
            <text:p text:style-name="P1"><text:span text:style-name="T4">+9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8th</text:span></text:p>
          </table:table-cell>
          <table:table-cell table:style-name="Table6.A2" office:value-type="string">
            <text:p text:style-name="P1"><text:span text:style-name="T4">+5</text:span></text:p>
          </table:table-cell>
          <table:table-cell table:style-name="Table6.A2" office:value-type="string">
            <text:p text:style-name="P1"><text:span text:style-name="T4">+90 ft.</text:span></text:p>
          </table:table-cell>
          <table:table-cell table:style-name="Table6.A2" office:value-type="string">
            <text:p text:style-name="P5"/>
          </table:table-cell>
        </table:table-row>
        <table:table-row table:style-name="Table6.1">
          <table:table-cell table:style-name="Table6.A2" office:value-type="string">
            <text:p text:style-name="P1"><text:span text:style-name="T4">29th</text:span></text:p>
          </table:table-cell>
          <table:table-cell table:style-name="Table6.A2" office:value-type="string">
            <text:p text:style-name="P1"><text:span text:style-name="T4">+5</text:span></text:p>
          </table:table-cell>
          <table:table-cell table:style-name="Table6.A2" office:value-type="string">
            <text:p text:style-name="P1"><text:span text:style-name="T4">+90 ft.</text:span></text:p>
          </table:table-cell>
          <table:table-cell table:style-name="Table6.A2" office:value-type="string">
            <text:p text:style-name="P5"/>
          </table:table-cell>
        </table:table-row>
        <table:table-row table:style-name="Table6.1">
          <table:table-cell table:style-name="Table6.A11" office:value-type="string">
            <text:p text:style-name="P2"><text:span text:style-name="T4">30th</text:span></text:p>
          </table:table-cell>
          <table:table-cell table:style-name="Table6.A11" office:value-type="string">
            <text:p text:style-name="P2"><text:span text:style-name="T4">+6</text:span></text:p>
          </table:table-cell>
          <table:table-cell table:style-name="Table6.A11" office:value-type="string">
            <text:p text:style-name="P2"><text:span text:style-name="T4">+100ft.</text:span></text:p>
          </table:table-cell>
          <table:table-cell table:style-name="Table6.A11" office:value-type="string">
            <text:p text:style-name="P2"><text:span text:style-name="T4">Bonus feat </text:span></text:p>
          </table:table-cell>
        </table:table-row>
      </table:table>
      <text:p text:style-name="P3"/>
      <text:p text:style-name="P3"/>
      <text:h text:style-name="P19" text:outline-level="1"><text:span text:style-name="T8">EPIC PALADIN </text:span></text:h>
      <text:p text:style-name="P1"><text:span text:style-name="T10">Hit Die:</text:span><text:span text:style-name="T11"> d10</text:span></text:p>
      <text:p text:style-name="P1"><text:span text:style-name="T10">Skill Points at Each Additional Level:</text:span><text:span text:style-name="T11"> 2 + Int modifier</text:span></text:p>
      <text:p text:style-name="P1"><text:span text:style-name="T12">Lay on Hands</text:span><text:span text:style-name="T10"> (Su)</text:span><text:span text:style-name="T12">:</text:span><text:span text:style-name="T13"> </text:span><text:span text:style-name="T11">Each day a paladin can cure a total number of hit points equal to his or her Charisma bonus (if any) times his or her class level, as normal</text:span></text:p>
      <text:p text:style-name="P1"><text:span text:style-name="T10">Smite Evil (Su):</text:span><text:span text:style-name="T11"> The epic paladin adds his or her class level to damage with any smite evil attack, as normal. He or she can smite one additional time per day for every five levels higher than 20</text:span><text:span text:style-name="T18">th</text:span><text:span text:style-name="T11">.</text:span></text:p>
      <text:p text:style-name="P1"><text:soft-page-break/><text:span text:style-name="T10">Turn Undead: </text:span><text:span text:style-name="T11">The paladin turns undead as a cleric of two levels lower, as normal. </text:span></text:p>
      <text:p text:style-name="P1"><text:span text:style-name="T10">Spells:</text:span><text:span text:style-name="T11"> The paladin’s caster level is equal to one-half his or her class level, as normal. <text:s/>The paladin’s number of spells per day does not increase after 20th level. </text:span></text:p>
      <text:p text:style-name="P1"><text:span text:style-name="T10">Special Mount:</text:span><text:span text:style-name="T11"> The epic paladin’s special mount continues to increase in power. Every five levels after 20th the special mount gains +2 bonus Hit Dice, its natural armor increases by +2, its Strength adjustment increases by +1, and its Intelligence increases by +1. The mount’s spell resistance equals the paladin’s class level + 5. </text:span></text:p>
      <text:p text:style-name="P1"><text:span text:style-name="T12">Remove Disease</text:span><text:span text:style-name="T10"> (Sp)</text:span><text:span text:style-name="T12">: </text:span><text:span text:style-name="T11">The epic paladin can use </text:span><text:span text:style-name="T13">remove disease </text:span><text:span text:style-name="T11">one additional time per week for every three levels higher than 18th. </text:span></text:p>
      <text:p text:style-name="P1"><text:span text:style-name="T10">Bonus Feats:</text:span><text:span text:style-name="T11"> The epic paladin gains a bonus feat (selected from the list of epic paladin feats) every three levels higher than 20th. </text:span></text:p>
      <text:p text:style-name="P1"><text:span text:style-name="T13">Epic Paladin Bonus Feat List: </text:span><text:span text:style-name="T11">Armor Skin, Devastating Critical, Epic Leadership, Epic Prowess, Epic Reputation, Epic Toughness, Epic Weapon Focus, Great Smiting, Holy Strike, Improved Aura of Courage, Improved Combat Casting, Improved Spell Capacity, Legendary Commander, Legendary Rider, Overwhelming Critical, Perfect Health, Permanent Emanation, Planar Turning, Positive Energy Aura, Spectral Strike, Spontaneous Spell, Widen Aura of Courage. </text:span></text:p>
      <text:p text:style-name="P1"><text:span text:style-name="T10">Table: The Epic Paladin </text:span></text:p>
      <table:table table:name="Table7" table:style-name="Table7">
        <table:table-column table:style-name="Table7.A"/>
        <table:table-column table:style-name="Table7.B"/>
        <table:table-row table:style-name="Table7.1">
          <table:table-cell table:style-name="Table7.A1" office:value-type="string">
            <text:p text:style-name="P2"><text:span text:style-name="T14">Paladin Level</text:span></text:p>
          </table:table-cell>
          <table:table-cell table:style-name="Table7.B1" office:value-type="string">
            <text:h text:style-name="P20" text:outline-level="1"><text:span text:style-name="T4">Special </text:span></text:h>
          </table:table-cell>
        </table:table-row>
        <table:table-row table:style-name="Table7.1">
          <table:table-cell table:style-name="Table7.A2" office:value-type="string">
            <text:p text:style-name="P2"><text:span text:style-name="T4">21st</text:span></text:p>
          </table:table-cell>
          <table:table-cell table:style-name="Table7.A2" office:value-type="string">
            <text:p text:style-name="P2"><text:span text:style-name="T5">Remove disease </text:span><text:span text:style-name="T4">6/week </text:span></text:p>
          </table:table-cell>
        </table:table-row>
        <table:table-row table:style-name="Table7.1">
          <table:table-cell table:style-name="Table7.A2" office:value-type="string">
            <text:p text:style-name="P1"><text:span text:style-name="T4">22nd</text:span></text:p>
          </table:table-cell>
          <table:table-cell table:style-name="Table7.A2" office:value-type="string">
            <text:p text:style-name="P1"><text:span text:style-name="T4">— </text:span></text:p>
          </table:table-cell>
        </table:table-row>
        <table:table-row table:style-name="Table7.1">
          <table:table-cell table:style-name="Table7.A2" office:value-type="string">
            <text:p text:style-name="P1"><text:span text:style-name="T4">23rd</text:span></text:p>
          </table:table-cell>
          <table:table-cell table:style-name="Table7.A2" office:value-type="string">
            <text:p text:style-name="P1"><text:span text:style-name="T4">Bonus feat </text:span></text:p>
          </table:table-cell>
        </table:table-row>
        <table:table-row table:style-name="Table7.1">
          <table:table-cell table:style-name="Table7.A2" office:value-type="string">
            <text:p text:style-name="P1"><text:span text:style-name="T4">24th</text:span></text:p>
          </table:table-cell>
          <table:table-cell table:style-name="Table7.A2" office:value-type="string">
            <text:p text:style-name="P1"><text:span text:style-name="T5">Remove disease </text:span><text:span text:style-name="T4">7/week </text:span></text:p>
          </table:table-cell>
        </table:table-row>
        <table:table-row table:style-name="Table7.1">
          <table:table-cell table:style-name="Table7.A2" office:value-type="string">
            <text:p text:style-name="P1"><text:span text:style-name="T4">25th</text:span></text:p>
          </table:table-cell>
          <table:table-cell table:style-name="Table7.A2" office:value-type="string">
            <text:p text:style-name="P1"><text:span text:style-name="T4">Smite evil 6/day</text:span></text:p>
          </table:table-cell>
        </table:table-row>
        <table:table-row table:style-name="Table7.1">
          <table:table-cell table:style-name="Table7.A2" office:value-type="string">
            <text:p text:style-name="P1"><text:span text:style-name="T4">26th</text:span></text:p>
          </table:table-cell>
          <table:table-cell table:style-name="Table7.A2" office:value-type="string">
            <text:p text:style-name="P1"><text:span text:style-name="T4">Bonus feat</text:span></text:p>
          </table:table-cell>
        </table:table-row>
        <table:table-row table:style-name="Table7.1">
          <table:table-cell table:style-name="Table7.A2" office:value-type="string">
            <text:p text:style-name="P1"><text:span text:style-name="T4">27th</text:span></text:p>
          </table:table-cell>
          <table:table-cell table:style-name="Table7.A2" office:value-type="string">
            <text:p text:style-name="P1"><text:span text:style-name="T5">Remove disease </text:span><text:span text:style-name="T4">8/week </text:span></text:p>
          </table:table-cell>
        </table:table-row>
        <table:table-row table:style-name="Table7.1">
          <table:table-cell table:style-name="Table7.A2" office:value-type="string">
            <text:p text:style-name="P1"><text:span text:style-name="T4">28th</text:span></text:p>
          </table:table-cell>
          <table:table-cell table:style-name="Table7.A2" office:value-type="string">
            <text:p text:style-name="P1"><text:span text:style-name="T4">— </text:span></text:p>
          </table:table-cell>
        </table:table-row>
        <table:table-row table:style-name="Table7.1">
          <table:table-cell table:style-name="Table7.A2" office:value-type="string">
            <text:p text:style-name="P1"><text:span text:style-name="T4">29th</text:span></text:p>
          </table:table-cell>
          <table:table-cell table:style-name="Table7.A2" office:value-type="string">
            <text:p text:style-name="P1"><text:span text:style-name="T4">Bonus feat </text:span></text:p>
          </table:table-cell>
        </table:table-row>
        <table:table-row table:style-name="Table7.1">
          <table:table-cell table:style-name="Table7.A11" office:value-type="string">
            <text:p text:style-name="P2"><text:span text:style-name="T4">30th</text:span></text:p>
          </table:table-cell>
          <table:table-cell table:style-name="Table7.A11" office:value-type="string">
            <text:p text:style-name="P2"><text:span text:style-name="T5">Remove disease </text:span><text:span text:style-name="T4">9/week </text:span></text:p>
          </table:table-cell>
        </table:table-row>
      </table:table>
      <text:p text:style-name="P3"/>
      <text:p text:style-name="P3"/>
      <text:h text:style-name="P19" text:outline-level="1"><text:span text:style-name="T8">EPIC RANGER </text:span></text:h>
      <text:p text:style-name="P1"><text:span text:style-name="T10">Hit Die:</text:span><text:span text:style-name="T11"> d8</text:span></text:p>
      <text:p text:style-name="P1"><text:span text:style-name="T10">Skill Points at Each Additional Level:</text:span><text:span text:style-name="T11"> 6 + Int modifier</text:span></text:p>
      <text:p text:style-name="P1"><text:span text:style-name="T10">Spells:</text:span><text:span text:style-name="T11"> The ranger’s caster level is equal to one-half his or her class level, as normal. The ranger’s number of spells per day does not increase after 20th level. </text:span></text:p>
      <text:p text:style-name="P1"><text:soft-page-break/><text:span text:style-name="T10">Favored Enemy (Ex):</text:span><text:span text:style-name="T11"> The epic ranger gains one additional favored enemy, and his or her bonuses against one category of favored enemies goes up by +2, every five levels higher than 20th. </text:span></text:p>
      <text:p text:style-name="P1"><text:span text:style-name="T10">Animal companion: </text:span><text:span text:style-name="T11"><text:s/>The epic ranger’s animal companion continues to increase in power. <text:s/>The ranger’s effective druid level is half his or her ranger level.</text:span></text:p>
      <text:p text:style-name="P1"><text:span text:style-name="T10">Bonus Feats:</text:span><text:span text:style-name="T11"> The epic ranger gains a bonus feat (selected from the list of epic ranger feats) every three levels after 20th. </text:span></text:p>
      <text:p text:style-name="P1"><text:span text:style-name="T13">Epic Ranger Bonus Feat List: </text:span><text:span text:style-name="T11">Bane of Enemies, Blinding Speed, Combat Archery, Death of Enemies, Distant Shot, Epic Endurance, Epic Prowess, Epic Speed, Epic Toughness, Epic Weapon Focus, Fast Healing, Improved Combat Casting, Improved Favored Enemy, Improved Manyshot, Improved Spell Capacity, Legendary Climber, Legendary Rider, Legendary Tracker, Perfect Health, Perfect Two-Weapon Fighting, Permanent Emanation, Spontaneous Spell, Storm of Throws, Swarm of Arrows, Two-Weapon Rend, Uncanny Accuracy. </text:span></text:p>
      <text:p text:style-name="P1"><text:span text:style-name="T10">Table: The Epic Ranger </text:span></text:p>
      <table:table table:name="Table8" table:style-name="Table8">
        <table:table-column table:style-name="Table8.A"/>
        <table:table-column table:style-name="Table8.B"/>
        <table:table-row table:style-name="Table8.1">
          <table:table-cell table:style-name="Table8.A1" office:value-type="string">
            <text:p text:style-name="P2"><text:span text:style-name="T6">Ranger Level</text:span></text:p>
          </table:table-cell>
          <table:table-cell table:style-name="Table8.B1" office:value-type="string">
            <text:p text:style-name="P2"><text:span text:style-name="T6">Special </text:span></text:p>
          </table:table-cell>
        </table:table-row>
        <table:table-row table:style-name="Table8.1">
          <table:table-cell table:style-name="Table8.A2" office:value-type="string">
            <text:p text:style-name="P2"><text:span text:style-name="T4">21st</text:span></text:p>
          </table:table-cell>
          <table:table-cell table:style-name="Table8.A2" office:value-type="string">
            <text:p text:style-name="P2"><text:span text:style-name="T4">— </text:span></text:p>
          </table:table-cell>
        </table:table-row>
        <table:table-row table:style-name="Table8.1">
          <table:table-cell table:style-name="Table8.A2" office:value-type="string">
            <text:p text:style-name="P1"><text:span text:style-name="T4">22nd</text:span></text:p>
          </table:table-cell>
          <table:table-cell table:style-name="Table8.A2" office:value-type="string">
            <text:p text:style-name="P1"><text:span text:style-name="T4">— </text:span></text:p>
          </table:table-cell>
        </table:table-row>
        <table:table-row table:style-name="Table8.1">
          <table:table-cell table:style-name="Table8.A2" office:value-type="string">
            <text:p text:style-name="P1"><text:span text:style-name="T4">23rd</text:span></text:p>
          </table:table-cell>
          <table:table-cell table:style-name="Table8.A2" office:value-type="string">
            <text:p text:style-name="P1"><text:span text:style-name="T4">Bonus feat </text:span></text:p>
          </table:table-cell>
        </table:table-row>
        <table:table-row table:style-name="Table8.1">
          <table:table-cell table:style-name="Table8.A2" office:value-type="string">
            <text:p text:style-name="P1"><text:span text:style-name="T4">24th</text:span></text:p>
          </table:table-cell>
          <table:table-cell table:style-name="Table8.A2" office:value-type="string">
            <text:p text:style-name="P1"><text:span text:style-name="T4">— </text:span></text:p>
          </table:table-cell>
        </table:table-row>
        <table:table-row table:style-name="Table8.1">
          <table:table-cell table:style-name="Table8.A2" office:value-type="string">
            <text:p text:style-name="P1"><text:span text:style-name="T4">25th</text:span></text:p>
          </table:table-cell>
          <table:table-cell table:style-name="Table8.A2" office:value-type="string">
            <text:p text:style-name="P1"><text:span text:style-name="T4">6th favored enemy </text:span></text:p>
          </table:table-cell>
        </table:table-row>
        <table:table-row table:style-name="Table8.1">
          <table:table-cell table:style-name="Table8.A2" office:value-type="string">
            <text:p text:style-name="P1"><text:span text:style-name="T4">26th</text:span></text:p>
          </table:table-cell>
          <table:table-cell table:style-name="Table8.A2" office:value-type="string">
            <text:p text:style-name="P1"><text:span text:style-name="T4">Bonus feat </text:span></text:p>
          </table:table-cell>
        </table:table-row>
        <table:table-row table:style-name="Table8.1">
          <table:table-cell table:style-name="Table8.A2" office:value-type="string">
            <text:p text:style-name="P1"><text:span text:style-name="T4">27th</text:span></text:p>
          </table:table-cell>
          <table:table-cell table:style-name="Table8.A2" office:value-type="string">
            <text:p text:style-name="P1"><text:span text:style-name="T4">— </text:span></text:p>
          </table:table-cell>
        </table:table-row>
        <table:table-row table:style-name="Table8.1">
          <table:table-cell table:style-name="Table8.A2" office:value-type="string">
            <text:p text:style-name="P1"><text:span text:style-name="T4">28th</text:span></text:p>
          </table:table-cell>
          <table:table-cell table:style-name="Table8.A2" office:value-type="string">
            <text:p text:style-name="P1"><text:span text:style-name="T4">— </text:span></text:p>
          </table:table-cell>
        </table:table-row>
        <table:table-row table:style-name="Table8.1">
          <table:table-cell table:style-name="Table8.A2" office:value-type="string">
            <text:p text:style-name="P1"><text:span text:style-name="T4">29th</text:span></text:p>
          </table:table-cell>
          <table:table-cell table:style-name="Table8.A2" office:value-type="string">
            <text:p text:style-name="P1"><text:span text:style-name="T4">Bonus feat </text:span></text:p>
          </table:table-cell>
        </table:table-row>
        <table:table-row table:style-name="Table8.1">
          <table:table-cell table:style-name="Table8.A11" office:value-type="string">
            <text:p text:style-name="P2"><text:span text:style-name="T4">30th</text:span></text:p>
          </table:table-cell>
          <table:table-cell table:style-name="Table8.A11" office:value-type="string">
            <text:p text:style-name="P2"><text:span text:style-name="T4">7th favored enemy </text:span></text:p>
          </table:table-cell>
        </table:table-row>
      </table:table>
      <text:p text:style-name="P3"/>
      <text:p text:style-name="P3"/>
      <text:h text:style-name="P19" text:outline-level="1"><text:span text:style-name="T8">EPIC ROGUE </text:span></text:h>
      <text:p text:style-name="P1"><text:span text:style-name="T10">Hit Die:</text:span><text:span text:style-name="T11"> d6. </text:span></text:p>
      <text:p text:style-name="P1"><text:span text:style-name="T10">Skill Points at Each Additional Level:</text:span><text:span text:style-name="T11"> 8 + Int modifier.</text:span></text:p>
      <text:p text:style-name="P1"><text:span text:style-name="T10">Sneak Attack:</text:span><text:span text:style-name="T11"> The epic rogue’s sneak attack damage increases by +1d6 at every odd-numbered level. </text:span></text:p>
      <text:p text:style-name="P1"><text:span text:style-name="T10">Special Abilities: </text:span><text:span text:style-name="T11">The rogue does not gain additional rogue special abilities after 19th level, but can choose one of the rogue class special abilities</text:span><text:span text:style-name="T13"> </text:span><text:span text:style-name="T11">(crippling strike, defensive roll, improved evasion, opportunist, skill mastery, or slippery mind) instead of a bonus feat. </text:span></text:p>
      <text:p text:style-name="P1"><text:span text:style-name="T10">Trap Sense (Ex):</text:span><text:span text:style-name="T11"> The epic rogue’s bonus increases by +1 every three levels higher than 18th.</text:span></text:p>
      <text:p text:style-name="P1"><text:soft-page-break/><text:span text:style-name="T10">Bonus Feats:</text:span><text:span text:style-name="T11"> The epic rogue gains a bonus feat (selected from the list of epic rogue feats) every four levels after 20th. </text:span></text:p>
      <text:p text:style-name="P1"><text:span text:style-name="T13">Epic Rogue Bonus Feat List: </text:span><text:span text:style-name="T11">Blinding Speed, Combat Archery, Dexterous Fortitude, Dexterous Will, Epic Dodge, Epic Reputation, Epic Skill Focus, Epic Speed, Improved Combat Reflexes, Improved Sneak Attack, Legendary Climber, Lingering Damage, Self-Concealment, Sneak Attack of Opportunity, Spellcasting Harrier, Superior Initiative, Trap Sense, Uncanny Accuracy. The rogue may choose a special rogue ability</text:span><text:span text:style-name="T13"> </text:span><text:span text:style-name="T11">instead of a bonus feat. </text:span></text:p>
      <text:p text:style-name="P1"><text:span text:style-name="T10">Table: The Epic Rogue </text:span></text:p>
      <table:table table:name="Table9" table:style-name="Table9">
        <table:table-column table:style-name="Table9.A"/>
        <table:table-column table:style-name="Table9.B"/>
        <table:table-row table:style-name="Table9.1">
          <table:table-cell table:style-name="Table9.A1" office:value-type="string">
            <text:p text:style-name="P2"><text:span text:style-name="T14">Rogue Level</text:span></text:p>
          </table:table-cell>
          <table:table-cell table:style-name="Table9.B1" office:value-type="string">
            <text:h text:style-name="P20" text:outline-level="1"><text:span text:style-name="T4">Special </text:span></text:h>
          </table:table-cell>
        </table:table-row>
        <table:table-row table:style-name="Table9.1">
          <table:table-cell table:style-name="Table9.A2" office:value-type="string">
            <text:p text:style-name="P2"><text:span text:style-name="T4">21st</text:span></text:p>
          </table:table-cell>
          <table:table-cell table:style-name="Table9.A2" office:value-type="string">
            <text:p text:style-name="P2"><text:span text:style-name="T4">Sneak attack +11d6 , trap sense +7</text:span></text:p>
          </table:table-cell>
        </table:table-row>
        <table:table-row table:style-name="Table9.1">
          <table:table-cell table:style-name="Table9.A2" office:value-type="string">
            <text:p text:style-name="P1"><text:span text:style-name="T4">22nd</text:span></text:p>
          </table:table-cell>
          <table:table-cell table:style-name="Table9.A2" office:value-type="string">
            <text:p text:style-name="P1"><text:span text:style-name="T4">— </text:span></text:p>
          </table:table-cell>
        </table:table-row>
        <table:table-row table:style-name="Table9.1">
          <table:table-cell table:style-name="Table9.A2" office:value-type="string">
            <text:p text:style-name="P1"><text:span text:style-name="T4">23rd</text:span></text:p>
          </table:table-cell>
          <table:table-cell table:style-name="Table9.A2" office:value-type="string">
            <text:p text:style-name="P1"><text:span text:style-name="T4">Sneak attack +12d6 </text:span></text:p>
          </table:table-cell>
        </table:table-row>
        <table:table-row table:style-name="Table9.1">
          <table:table-cell table:style-name="Table9.A2" office:value-type="string">
            <text:p text:style-name="P1"><text:span text:style-name="T4">24th</text:span></text:p>
          </table:table-cell>
          <table:table-cell table:style-name="Table9.A2" office:value-type="string">
            <text:p text:style-name="P1"><text:span text:style-name="T4">Trap sense +8, bonus feat </text:span></text:p>
          </table:table-cell>
        </table:table-row>
        <table:table-row table:style-name="Table9.1">
          <table:table-cell table:style-name="Table9.A2" office:value-type="string">
            <text:p text:style-name="P1"><text:span text:style-name="T4">25th</text:span></text:p>
          </table:table-cell>
          <table:table-cell table:style-name="Table9.A2" office:value-type="string">
            <text:p text:style-name="P1"><text:span text:style-name="T4">Sneak attack +13d6 </text:span></text:p>
          </table:table-cell>
        </table:table-row>
        <table:table-row table:style-name="Table9.1">
          <table:table-cell table:style-name="Table9.A2" office:value-type="string">
            <text:p text:style-name="P1"><text:span text:style-name="T4">26th</text:span></text:p>
          </table:table-cell>
          <table:table-cell table:style-name="Table9.A2" office:value-type="string">
            <text:p text:style-name="P1"><text:span text:style-name="T4">—</text:span></text:p>
          </table:table-cell>
        </table:table-row>
        <table:table-row table:style-name="Table9.1">
          <table:table-cell table:style-name="Table9.A2" office:value-type="string">
            <text:p text:style-name="P1"><text:span text:style-name="T4">27th</text:span></text:p>
          </table:table-cell>
          <table:table-cell table:style-name="Table9.A2" office:value-type="string">
            <text:p text:style-name="P1"><text:span text:style-name="T4">Sneak attack +14d6, trap sense +9</text:span></text:p>
          </table:table-cell>
        </table:table-row>
        <table:table-row table:style-name="Table9.1">
          <table:table-cell table:style-name="Table9.A2" office:value-type="string">
            <text:p text:style-name="P1"><text:span text:style-name="T4">28th</text:span></text:p>
          </table:table-cell>
          <table:table-cell table:style-name="Table9.A2" office:value-type="string">
            <text:p text:style-name="P1"><text:span text:style-name="T4">Bonus feat </text:span></text:p>
          </table:table-cell>
        </table:table-row>
        <table:table-row table:style-name="Table9.1">
          <table:table-cell table:style-name="Table9.A2" office:value-type="string">
            <text:p text:style-name="P1"><text:span text:style-name="T4">29th</text:span></text:p>
          </table:table-cell>
          <table:table-cell table:style-name="Table9.A2" office:value-type="string">
            <text:p text:style-name="P1"><text:span text:style-name="T4">Sneak attack +15d6</text:span></text:p>
          </table:table-cell>
        </table:table-row>
        <table:table-row table:style-name="Table9.1">
          <table:table-cell table:style-name="Table9.A11" office:value-type="string">
            <text:p text:style-name="P2"><text:span text:style-name="T4">30th</text:span></text:p>
          </table:table-cell>
          <table:table-cell table:style-name="Table9.A11" office:value-type="string">
            <text:p text:style-name="P2"><text:span text:style-name="T4">Trap sense +10</text:span></text:p>
          </table:table-cell>
        </table:table-row>
      </table:table>
      <text:p text:style-name="P3"/>
      <text:p text:style-name="P3"/>
      <text:h text:style-name="P19" text:outline-level="1"><text:span text:style-name="T8">EPIC SORCERER</text:span></text:h>
      <text:p text:style-name="P1"><text:span text:style-name="T10">Hit Die:</text:span><text:span text:style-name="T11"> d4. </text:span></text:p>
      <text:p text:style-name="P1"><text:span text:style-name="T10">Skill Points at Each Additional Level:</text:span><text:span text:style-name="T11"> 2 + Int modifier. </text:span></text:p>
      <text:p text:style-name="P1"><text:span text:style-name="T10">Spells:</text:span><text:span text:style-name="T11"> The sorcerer’s caster level is equal to his or her class level. The sorcerer’s number of spells per day does not increase after 20th level. The sorcerer does not learn additional spells unless he or she selects the Spell Knowledge feat. </text:span></text:p>
      <text:p text:style-name="P1"><text:span text:style-name="T10">Familiar:</text:span><text:span text:style-name="T11"> The sorcerer’s familiar continues to increase in power. Every two levels beyond 20th the familiar’s natural armor and Intelligence each increase by +1. The familiar’s spell resistance is equal to the master’s class level + 5. At 21</text:span><text:span text:style-name="T18">st</text:span><text:span text:style-name="T11"> level and again every ten levels higher than 21</text:span><text:span text:style-name="T18">st</text:span><text:span text:style-name="T11">, the familiar gains the benefit of the Familiar Spell epic feat for a spell of its master’s choice.</text:span></text:p>
      <text:p text:style-name="P1"><text:span text:style-name="T10">Bonus Feats:</text:span><text:span text:style-name="T11"> The epic sorcerer gains a bonus feat (selected from the list of epic sorcerer bonus feats) every three levels after 20th. </text:span></text:p>
      <text:p text:style-name="P1"><text:span text:style-name="T13">Epic Sorcerer Bonus Feat List: </text:span><text:span text:style-name="T11">Augmented Alchemy, Automatic Quicken Spell, Automatic Silent Spell, Automatic Still Spell, Energy Resistance, Enhance Spell, Epic Spell Focus, Epic Spell Penetration, Epic Spellcasting, Familiar Spell, Ignore Material Components, Improved Combat Casting, Improved Heighten Spell, Improved Metamagic, Improved Spell Capacity, Intensify Spell, Master Staff, Master Wand, Multispell, Permanent Emanation, Spell Knowledge, Spell Stowaway, Spell Opportunity. </text:span></text:p>
      <text:p text:style-name="P1"><text:span text:style-name="T10">Table: The Epic Sorcerer </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text:span text:style-name="T14">Sorcerer Level</text:span></text:p>
          </table:table-cell>
          <table:table-cell table:style-name="Table10.B1" office:value-type="string">
            <text:h text:style-name="P20" text:outline-level="1"><text:span text:style-name="T4">Special </text:span></text:h>
          </table:table-cell>
        </table:table-row>
        <table:table-row table:style-name="Table10.1">
          <table:table-cell table:style-name="Table10.A2" office:value-type="string">
            <text:p text:style-name="P2"><text:span text:style-name="T4">21st</text:span></text:p>
          </table:table-cell>
          <table:table-cell table:style-name="Table10.A2" office:value-type="string">
            <text:p text:style-name="P2"><text:span text:style-name="T4">— </text:span></text:p>
          </table:table-cell>
        </table:table-row>
        <table:table-row table:style-name="Table10.1">
          <table:table-cell table:style-name="Table10.A2" office:value-type="string">
            <text:p text:style-name="P1"><text:span text:style-name="T4">22nd</text:span></text:p>
          </table:table-cell>
          <table:table-cell table:style-name="Table10.A2" office:value-type="string">
            <text:p text:style-name="P1"><text:span text:style-name="T4">— </text:span></text:p>
          </table:table-cell>
        </table:table-row>
        <table:table-row table:style-name="Table10.1">
          <table:table-cell table:style-name="Table10.A2" office:value-type="string">
            <text:p text:style-name="P1"><text:span text:style-name="T4">23rd</text:span></text:p>
          </table:table-cell>
          <table:table-cell table:style-name="Table10.A2" office:value-type="string">
            <text:p text:style-name="P1"><text:span text:style-name="T4">Bonus feat </text:span></text:p>
          </table:table-cell>
        </table:table-row>
        <table:table-row table:style-name="Table10.1">
          <table:table-cell table:style-name="Table10.A2" office:value-type="string">
            <text:p text:style-name="P1"><text:span text:style-name="T4">24th</text:span></text:p>
          </table:table-cell>
          <table:table-cell table:style-name="Table10.A2" office:value-type="string">
            <text:p text:style-name="P1"><text:span text:style-name="T4">— </text:span></text:p>
          </table:table-cell>
        </table:table-row>
        <table:table-row table:style-name="Table10.1">
          <table:table-cell table:style-name="Table10.A2" office:value-type="string">
            <text:p text:style-name="P1"><text:span text:style-name="T4">25th</text:span></text:p>
          </table:table-cell>
          <table:table-cell table:style-name="Table10.A2" office:value-type="string">
            <text:p text:style-name="P1"><text:span text:style-name="T4">— </text:span></text:p>
          </table:table-cell>
        </table:table-row>
        <table:table-row table:style-name="Table10.1">
          <table:table-cell table:style-name="Table10.A2" office:value-type="string">
            <text:p text:style-name="P1"><text:span text:style-name="T4">26th</text:span></text:p>
          </table:table-cell>
          <table:table-cell table:style-name="Table10.A2" office:value-type="string">
            <text:p text:style-name="P1"><text:span text:style-name="T4">Bonus feat </text:span></text:p>
          </table:table-cell>
        </table:table-row>
        <table:table-row table:style-name="Table10.1">
          <table:table-cell table:style-name="Table10.A2" office:value-type="string">
            <text:p text:style-name="P1"><text:span text:style-name="T4">27th</text:span></text:p>
          </table:table-cell>
          <table:table-cell table:style-name="Table10.A2" office:value-type="string">
            <text:p text:style-name="P1"><text:span text:style-name="T4">— </text:span></text:p>
          </table:table-cell>
        </table:table-row>
        <table:table-row table:style-name="Table10.1">
          <table:table-cell table:style-name="Table10.A2" office:value-type="string">
            <text:p text:style-name="P1"><text:span text:style-name="T4">28th</text:span></text:p>
          </table:table-cell>
          <table:table-cell table:style-name="Table10.A2" office:value-type="string">
            <text:p text:style-name="P1"><text:span text:style-name="T4">— </text:span></text:p>
          </table:table-cell>
        </table:table-row>
        <table:table-row table:style-name="Table10.1">
          <table:table-cell table:style-name="Table10.A2" office:value-type="string">
            <text:p text:style-name="P1"><text:span text:style-name="T4">29th</text:span></text:p>
          </table:table-cell>
          <table:table-cell table:style-name="Table10.A2" office:value-type="string">
            <text:p text:style-name="P1"><text:span text:style-name="T4">Bonus feat </text:span></text:p>
          </table:table-cell>
        </table:table-row>
        <table:table-row table:style-name="Table10.1">
          <table:table-cell table:style-name="Table10.A11" office:value-type="string">
            <text:p text:style-name="P2"><text:span text:style-name="T4">30th</text:span></text:p>
          </table:table-cell>
          <table:table-cell table:style-name="Table10.A11" office:value-type="string">
            <text:p text:style-name="P2"><text:span text:style-name="T4">—</text:span></text:p>
          </table:table-cell>
        </table:table-row>
      </table:table>
      <text:p text:style-name="P3"/>
      <text:p text:style-name="P3"/>
      <text:h text:style-name="P19" text:outline-level="1"><text:span text:style-name="T8">EPIC WIZARD </text:span></text:h>
      <text:p text:style-name="P1"><text:span text:style-name="T10">Hit Die:</text:span><text:span text:style-name="T11"> d4. </text:span></text:p>
      <text:p text:style-name="P1"><text:span text:style-name="T10">Skill Points at Each Additional Level:</text:span><text:span text:style-name="T11"> 2 + Int modifier. </text:span></text:p>
      <text:p text:style-name="P1"><text:span text:style-name="T10">Spells:</text:span><text:span text:style-name="T11"> The wizard’s caster level is equal to her class level. The wizard’s number of spells per day does not increase after 20th level. Each time the wizard achieves a new level, he or she learns two new spells of any spell levels that he or she can cast (according to his or her new level). </text:span></text:p>
      <text:p text:style-name="P1"><text:span text:style-name="T10">Familiar:</text:span><text:span text:style-name="T11"> The wizards’s familiar continues to increase in power. Every two levels beyond 20th the familiar’s natural armor and Intelligence each increase by +1. The familiar’s spell resistance is equal to the master’s class level + 5. At 21</text:span><text:span text:style-name="T18">st</text:span><text:span text:style-name="T11"> level and again every ten levels higher than 21</text:span><text:span text:style-name="T18">st</text:span><text:span text:style-name="T11">, the familiar gains the benefit of the Familiar Spell epic feat for a spell of its master’s choice.</text:span></text:p>
      <text:p text:style-name="P1"><text:span text:style-name="T10">Bonus Feats:</text:span><text:span text:style-name="T11"> The epic wizard gains a bonus feat (selected from the list of epic wizard feats) every three levels after 20th. </text:span></text:p>
      <text:p text:style-name="P1"><text:span text:style-name="T13">Epic Wizard Bonus Feat List: </text:span><text:span text:style-name="T11">Augmented Alchemy, Automatic Quicken Spell, Automatic Silent Spell, Automatic Still Spell, Combat Casting, Craft Epic Magic Arms and Armor, Craft Epic Rod, Craft Epic Staff, Craft Epic Wondrous Item, Efficient Item Creation, Enhance Spell, Epic Spell Focus, Epic Spell Penetration, Epic Spellcasting, Familiar Spell, Forge Epic Ring, Ignore Material Components, Improved Combat Casting, Improved Heighten Spell, Improved Metamagic, Improved Spell Capacity, Intensify Spell, Multispell, Permanent Emanation, Scribe Epic Scroll, Spell Focus, Spell Knowledge, Spell Mastery, Spell Penetration Spell Stowaway, Spell Opportunity, Spontaneous Spell, Tenacious Magic. In addition to the feats on this list, the wizard may select any item creation feat or metamagic feat not listed here. </text:span></text:p>
      <text:p text:style-name="P1"><text:span text:style-name="T10">Table: The Epic Wizard </text:span></text:p>
      <table:table table:name="Table11" table:style-name="Table11">
        <table:table-column table:style-name="Table11.A"/>
        <table:table-column table:style-name="Table11.B"/>
        <table:table-row table:style-name="Table11.1">
          <table:table-cell table:style-name="Table11.A1" office:value-type="string">
            <text:p text:style-name="P2"><text:span text:style-name="T14">Wizard Level</text:span></text:p>
          </table:table-cell>
          <table:table-cell table:style-name="Table11.B1" office:value-type="string">
            <text:h text:style-name="P20" text:outline-level="1"><text:span text:style-name="T4">Special </text:span></text:h>
          </table:table-cell>
        </table:table-row>
        <table:table-row table:style-name="Table11.1">
          <table:table-cell table:style-name="Table11.A2" office:value-type="string">
            <text:p text:style-name="P2"><text:span text:style-name="T4">21st</text:span></text:p>
          </table:table-cell>
          <table:table-cell table:style-name="Table11.A2" office:value-type="string">
            <text:p text:style-name="P2"><text:span text:style-name="T4">— </text:span></text:p>
          </table:table-cell>
        </table:table-row>
        <table:table-row table:style-name="Table11.1">
          <table:table-cell table:style-name="Table11.A2" office:value-type="string">
            <text:p text:style-name="P1"><text:span text:style-name="T4">22nd</text:span></text:p>
          </table:table-cell>
          <table:table-cell table:style-name="Table11.A2" office:value-type="string">
            <text:p text:style-name="P1"><text:span text:style-name="T4">— </text:span></text:p>
          </table:table-cell>
        </table:table-row>
        <table:table-row table:style-name="Table11.1">
          <table:table-cell table:style-name="Table11.A2" office:value-type="string">
            <text:p text:style-name="P1"><text:span text:style-name="T4">23rd</text:span></text:p>
          </table:table-cell>
          <table:table-cell table:style-name="Table11.A2" office:value-type="string">
            <text:p text:style-name="P1"><text:span text:style-name="T4">Bonus feat </text:span></text:p>
          </table:table-cell>
        </table:table-row>
        <table:table-row table:style-name="Table11.1">
          <table:table-cell table:style-name="Table11.A2" office:value-type="string">
            <text:p text:style-name="P1"><text:span text:style-name="T4">24th</text:span></text:p>
          </table:table-cell>
          <table:table-cell table:style-name="Table11.A2" office:value-type="string">
            <text:p text:style-name="P1"><text:span text:style-name="T4">— </text:span></text:p>
          </table:table-cell>
        </table:table-row>
        <table:table-row table:style-name="Table11.1">
          <table:table-cell table:style-name="Table11.A2" office:value-type="string">
            <text:p text:style-name="P1"><text:span text:style-name="T4">25th</text:span></text:p>
          </table:table-cell>
          <table:table-cell table:style-name="Table11.A2" office:value-type="string">
            <text:p text:style-name="P1"><text:span text:style-name="T4">— </text:span></text:p>
          </table:table-cell>
        </table:table-row>
        <table:table-row table:style-name="Table11.1">
          <table:table-cell table:style-name="Table11.A2" office:value-type="string">
            <text:p text:style-name="P1"><text:span text:style-name="T4">26th</text:span></text:p>
          </table:table-cell>
          <table:table-cell table:style-name="Table11.A2" office:value-type="string">
            <text:p text:style-name="P1"><text:span text:style-name="T4">Bonus feat </text:span></text:p>
          </table:table-cell>
        </table:table-row>
        <table:table-row table:style-name="Table11.1">
          <table:table-cell table:style-name="Table11.A2" office:value-type="string">
            <text:p text:style-name="P1"><text:span text:style-name="T4">27th</text:span></text:p>
          </table:table-cell>
          <table:table-cell table:style-name="Table11.A2" office:value-type="string">
            <text:p text:style-name="P1"><text:span text:style-name="T4">— </text:span></text:p>
          </table:table-cell>
        </table:table-row>
        <table:table-row table:style-name="Table11.1">
          <table:table-cell table:style-name="Table11.A2" office:value-type="string">
            <text:p text:style-name="P1"><text:span text:style-name="T4">28th</text:span></text:p>
          </table:table-cell>
          <table:table-cell table:style-name="Table11.A2" office:value-type="string">
            <text:p text:style-name="P1"><text:span text:style-name="T4">— </text:span></text:p>
          </table:table-cell>
        </table:table-row>
        <table:table-row table:style-name="Table11.1">
          <table:table-cell table:style-name="Table11.A2" office:value-type="string">
            <text:p text:style-name="P1"><text:span text:style-name="T4">29th</text:span></text:p>
          </table:table-cell>
          <table:table-cell table:style-name="Table11.A2" office:value-type="string">
            <text:p text:style-name="P1"><text:span text:style-name="T4">Bonus feat </text:span></text:p>
          </table:table-cell>
        </table:table-row>
        <table:table-row table:style-name="Table11.1">
          <table:table-cell table:style-name="Table11.A11" office:value-type="string">
            <text:p text:style-name="P2"><text:span text:style-name="T4">30th</text:span></text:p>
          </table:table-cell>
          <table:table-cell table:style-name="Table11.A11" office:value-type="string">
            <text:p text:style-name="P2"><text:span text:style-name="T4">— </text:span></text:p>
          </table:table-cell>
        </table:table-row>
      </table:table>
      <text:p text:style-name="P3"/>
      <text:p text:style-name="P3"/>
      <text:h text:style-name="P19" text:outline-level="1"><text:soft-page-break/><text:span text:style-name="T9">FAMILIARS AT EPIC LEVEL </text:span></text:h>
      <text:p text:style-name="P1"><text:span text:style-name="T11">Special abilities granted to a familiar continue to grow as the level of its master increases beyond 20th, as shown on Table: Epic Familiar Special Abilities. Even though the table shows advancement only to 42nd level, that is not the limit. The patterns in the table continue infinitely. Familiar special abilities gained at less than 20th level also continue to improve. </text:span></text:p>
      <text:p text:style-name="P1"><text:span text:style-name="T13">Familiar Spell: </text:span><text:span text:style-name="T11">The familiar gains the benefit of the Familiar Spell epic feat for the spell its master chooses. </text:span></text:p>
      <text:p text:style-name="P1"><text:span text:style-name="T10">Table: Epic Familiar Special Abilities</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ext:span text:style-name="T6">Master Class Level</text:span></text:p>
          </table:table-cell>
          <table:table-cell table:style-name="Table12.A1" office:value-type="string">
            <text:p text:style-name="P8"><text:span text:style-name="T6">Natural Armor</text:span></text:p>
          </table:table-cell>
          <table:table-cell table:style-name="Table12.C1" office:value-type="string">
            <text:p text:style-name="P2"><text:span text:style-name="T6">Int</text:span></text:p>
          </table:table-cell>
          <table:table-cell table:style-name="Table12.C1" office:value-type="string">
            <text:p text:style-name="P2"><text:span text:style-name="T6">Special </text:span></text:p>
          </table:table-cell>
        </table:table-row>
        <table:table-row table:style-name="Table12.1">
          <table:table-cell table:style-name="Table12.A2" office:value-type="string">
            <text:p text:style-name="P2"><text:span text:style-name="T4">21st–22nd</text:span></text:p>
          </table:table-cell>
          <table:table-cell table:style-name="Table12.A2" office:value-type="string">
            <text:p text:style-name="P8"><text:span text:style-name="T4">+11</text:span></text:p>
          </table:table-cell>
          <table:table-cell table:style-name="Table12.A2" office:value-type="string">
            <text:p text:style-name="P2"><text:span text:style-name="T4">16</text:span></text:p>
          </table:table-cell>
          <table:table-cell table:style-name="Table12.A2" office:value-type="string">
            <text:p text:style-name="P2"><text:span text:style-name="T4">Familiar Spell </text:span></text:p>
          </table:table-cell>
        </table:table-row>
        <table:table-row table:style-name="Table12.1">
          <table:table-cell table:style-name="Table12.A2" office:value-type="string">
            <text:p text:style-name="P1"><text:span text:style-name="T4">23rd–24th</text:span></text:p>
          </table:table-cell>
          <table:table-cell table:style-name="Table12.A2" office:value-type="string">
            <text:p text:style-name="P7"><text:span text:style-name="T4">+12</text:span></text:p>
          </table:table-cell>
          <table:table-cell table:style-name="Table12.A2" office:value-type="string">
            <text:p text:style-name="P1"><text:span text:style-name="T4">17 </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4">25th–26th</text:span></text:p>
          </table:table-cell>
          <table:table-cell table:style-name="Table12.A2" office:value-type="string">
            <text:p text:style-name="P7"><text:span text:style-name="T4">+13</text:span></text:p>
          </table:table-cell>
          <table:table-cell table:style-name="Table12.A2" office:value-type="string">
            <text:p text:style-name="P1"><text:span text:style-name="T4">18</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4">27th–28th</text:span></text:p>
          </table:table-cell>
          <table:table-cell table:style-name="Table12.A2" office:value-type="string">
            <text:p text:style-name="P7"><text:span text:style-name="T4">+14</text:span></text:p>
          </table:table-cell>
          <table:table-cell table:style-name="Table12.A2" office:value-type="string">
            <text:p text:style-name="P1"><text:span text:style-name="T4">19 </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4">29th–30th</text:span></text:p>
          </table:table-cell>
          <table:table-cell table:style-name="Table12.A2" office:value-type="string">
            <text:p text:style-name="P7"><text:span text:style-name="T4">+15</text:span></text:p>
          </table:table-cell>
          <table:table-cell table:style-name="Table12.A2" office:value-type="string">
            <text:p text:style-name="P1"><text:span text:style-name="T4">20 </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4">31st–32nd</text:span></text:p>
          </table:table-cell>
          <table:table-cell table:style-name="Table12.A2" office:value-type="string">
            <text:p text:style-name="P7"><text:span text:style-name="T4">+16</text:span></text:p>
          </table:table-cell>
          <table:table-cell table:style-name="Table12.A2" office:value-type="string">
            <text:p text:style-name="P1"><text:span text:style-name="T4">21</text:span></text:p>
          </table:table-cell>
          <table:table-cell table:style-name="Table12.A2" office:value-type="string">
            <text:p text:style-name="P1"><text:span text:style-name="T4">Familiar Spell </text:span></text:p>
          </table:table-cell>
        </table:table-row>
        <table:table-row table:style-name="Table12.1">
          <table:table-cell table:style-name="Table12.A2" office:value-type="string">
            <text:p text:style-name="P1"><text:span text:style-name="T4">33rd–34th</text:span></text:p>
          </table:table-cell>
          <table:table-cell table:style-name="Table12.A2" office:value-type="string">
            <text:p text:style-name="P7"><text:span text:style-name="T4">+17</text:span></text:p>
          </table:table-cell>
          <table:table-cell table:style-name="Table12.A2" office:value-type="string">
            <text:p text:style-name="P1"><text:span text:style-name="T4">22 </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4">35th–36th</text:span></text:p>
          </table:table-cell>
          <table:table-cell table:style-name="Table12.A2" office:value-type="string">
            <text:p text:style-name="P7"><text:span text:style-name="T4">+18</text:span></text:p>
          </table:table-cell>
          <table:table-cell table:style-name="Table12.A2" office:value-type="string">
            <text:p text:style-name="P1"><text:span text:style-name="T4">23 </text:span></text:p>
          </table:table-cell>
          <table:table-cell table:style-name="Table12.A2" office:value-type="string">
            <text:p text:style-name="P5"/>
          </table:table-cell>
        </table:table-row>
        <table:table-row table:style-name="Table12.1">
          <table:table-cell table:style-name="Table12.A2" office:value-type="string">
            <text:p text:style-name="P1"><text:span text:style-name="T15">37th–38th</text:span></text:p>
          </table:table-cell>
          <table:table-cell table:style-name="Table12.A2" office:value-type="string">
            <text:p text:style-name="P7"><text:span text:style-name="T15">+19</text:span></text:p>
          </table:table-cell>
          <table:table-cell table:style-name="Table12.A2" office:value-type="string">
            <text:p text:style-name="P12"><text:span text:style-name="T1">24 </text:span></text:p>
          </table:table-cell>
          <table:table-cell table:style-name="Table12.A2" office:value-type="string">
            <text:p text:style-name="P4"/>
          </table:table-cell>
        </table:table-row>
        <table:table-row table:style-name="Table12.1">
          <table:table-cell table:style-name="Table12.A2" office:value-type="string">
            <text:p text:style-name="P1"><text:span text:style-name="T4">39th–40th</text:span></text:p>
          </table:table-cell>
          <table:table-cell table:style-name="Table12.A2" office:value-type="string">
            <text:p text:style-name="P7"><text:span text:style-name="T4">+20</text:span></text:p>
          </table:table-cell>
          <table:table-cell table:style-name="Table12.A2" office:value-type="string">
            <text:p text:style-name="P1"><text:span text:style-name="T4">25 </text:span></text:p>
          </table:table-cell>
          <table:table-cell table:style-name="Table12.A2" office:value-type="string">
            <text:p text:style-name="P5"/>
          </table:table-cell>
        </table:table-row>
        <table:table-row table:style-name="Table12.1">
          <table:table-cell table:style-name="Table12.A12" office:value-type="string">
            <text:p text:style-name="P2"><text:span text:style-name="T4">41st–42nd</text:span></text:p>
          </table:table-cell>
          <table:table-cell table:style-name="Table12.A12" office:value-type="string">
            <text:p text:style-name="P8"><text:span text:style-name="T4">+21</text:span></text:p>
          </table:table-cell>
          <table:table-cell table:style-name="Table12.A12" office:value-type="string">
            <text:p text:style-name="P2"><text:span text:style-name="T4">26</text:span></text:p>
          </table:table-cell>
          <table:table-cell table:style-name="Table12.A12" office:value-type="string">
            <text:p text:style-name="P2"><text:span text:style-name="T4">Familiar Spell </text:span></text:p>
          </table:table-cell>
        </table:table-row>
      </table:table>
      <text:p text:style-name="P9"/>
      <text:p text:style-name="P9"/>
      <text:p text:style-name="P9"/>
      <text:h text:style-name="P10" text:outline-level="3"><text:span text:style-name="T7">EPIC PSIONIC CLASS PROGRESSIONS</text:span></text:h>
      <text:p text:style-name="P1"><text:span text:style-name="T11">Epic level psionic characters follow the same epic progression as non-psionics epic characters, except as noted below.</text:span></text:p>
      <text:p text:style-name="P1"><text:span text:style-name="T11">• For manifesters, manifester level continues to increase after 20th level. However, a manifester’s power points and powers known at each level do not increase automatically after 20th level.</text:span></text:p>
      <text:p text:style-name="P1"><text:span text:style-name="T11">• The powers of psicrystals that are based on the creator’s level continue to increase as their owner gains levels.</text:span></text:p>
      <text:p text:style-name="P1"><text:span text:style-name="T11">• Bonus feats for epic psionic classes can be chosen from among any epic feats for which the character meets the prerequisites or any psionic, metapsionic, or psionic item creation feat, as normal.</text:span></text:p>
      <text:h text:style-name="P16" text:outline-level="2"><text:soft-page-break/></text:h>
      <text:h text:style-name="P14" text:outline-level="2"><text:span text:style-name="T16">NO EPIC BONUS POWER PROGRESSION</text:span></text:h>
      <text:p text:style-name="P1"><text:span text:style-name="T11">Epic psionic characters do not gain additional bonus power points above 20th. They may still gain more power points as their key ability score increases.</text:span></text:p>
      <text:p text:style-name="P1"><text:span text:style-name="T11">Psionic characters can take the Improved Manifestation feat, which grants them additional power points each time they take the feat. Epic manifesters can also take Epic Expanded Knowledge or Power Knowledge, which give them access to additional powers, and Epic Psionic Focus, which allows manifesters to use more than one metapsionic power each time they expend their psionic focus.</text:span></text:p>
      <text:p text:style-name="P3"/>
      <text:h text:style-name="P19" text:outline-level="1"><text:span text:style-name="T8">EPIC PSION</text:span></text:h>
      <text:p text:style-name="P1"><text:span text:style-name="T10">Hit Die:</text:span><text:span text:style-name="T11"> d4.</text:span></text:p>
      <text:p text:style-name="P1"><text:span text:style-name="T10">Skill Points at Each Additional Level:</text:span><text:span text:style-name="T11"> 2 + Int modifier.</text:span></text:p>
      <text:p text:style-name="P1"><text:span text:style-name="T10">Powers: </text:span><text:span text:style-name="T11">The psion’s manifester level is equal to his class level. The psion’s base power points do not increase after 20th level. Each time the psion attains a new level, he learns two new powers of any level or levels that he can manifest.</text:span></text:p>
      <text:p text:style-name="P1"><text:span text:style-name="T10">Psicrystal:</text:span><text:span text:style-name="T11"> The epic psion’s psicrystal, if he has one, continues to increase in power. At every odd-numbered level higher than 20th (21st, 23rd, and so on) the psicrystal’s natural armor bonus and Intelligence each increase by 1. The psicrystal’s power resistance is equal to the master’s level + 5. At 21st level and again every ten levels higher than 21st, the psicrystal gains the benefit of the Psicrystal Power epic feat for a power of its master’s choice.</text:span></text:p>
      <text:p text:style-name="P1"><text:span text:style-name="T10">Bonus Feats:</text:span><text:span text:style-name="T11"> The epic psion gains a bonus feat every three levels higher than 20th (23rd, 26th, and so on).</text:span></text:p>
      <text:p text:style-name="P1"><text:span text:style-name="T10">Table: The Epic Psion </text:span></text:p>
      <table:table table:name="Table13" table:style-name="Table13">
        <table:table-column table:style-name="Table13.A"/>
        <table:table-column table:style-name="Table13.B"/>
        <table:table-row table:style-name="Table13.1">
          <table:table-cell table:style-name="Table13.A1" office:value-type="string">
            <text:h text:style-name="P20" text:outline-level="1"><text:span text:style-name="T4">Psion Level</text:span></text:h>
          </table:table-cell>
          <table:table-cell table:style-name="Table13.B1" office:value-type="string">
            <text:h text:style-name="P20" text:outline-level="1"><text:span text:style-name="T4">Special </text:span></text:h>
          </table:table-cell>
        </table:table-row>
        <table:table-row table:style-name="Table13.1">
          <table:table-cell table:style-name="Table13.A2" office:value-type="string">
            <text:p text:style-name="P2"><text:span text:style-name="T4">21st</text:span></text:p>
          </table:table-cell>
          <table:table-cell table:style-name="Table13.A2" office:value-type="string">
            <text:p text:style-name="P2"><text:span text:style-name="T4">— </text:span></text:p>
          </table:table-cell>
        </table:table-row>
        <table:table-row table:style-name="Table13.1">
          <table:table-cell table:style-name="Table13.A2" office:value-type="string">
            <text:p text:style-name="P1"><text:span text:style-name="T4">22nd</text:span></text:p>
          </table:table-cell>
          <table:table-cell table:style-name="Table13.A2" office:value-type="string">
            <text:p text:style-name="P1"><text:span text:style-name="T4">— </text:span></text:p>
          </table:table-cell>
        </table:table-row>
        <table:table-row table:style-name="Table13.1">
          <table:table-cell table:style-name="Table13.A2" office:value-type="string">
            <text:p text:style-name="P1"><text:span text:style-name="T4">23rd</text:span></text:p>
          </table:table-cell>
          <table:table-cell table:style-name="Table13.A2" office:value-type="string">
            <text:p text:style-name="P1"><text:span text:style-name="T4">Bonus feat </text:span></text:p>
          </table:table-cell>
        </table:table-row>
        <table:table-row table:style-name="Table13.1">
          <table:table-cell table:style-name="Table13.A2" office:value-type="string">
            <text:p text:style-name="P1"><text:span text:style-name="T4">24th</text:span></text:p>
          </table:table-cell>
          <table:table-cell table:style-name="Table13.A2" office:value-type="string">
            <text:p text:style-name="P1"><text:span text:style-name="T4">— </text:span></text:p>
          </table:table-cell>
        </table:table-row>
        <table:table-row table:style-name="Table13.1">
          <table:table-cell table:style-name="Table13.A2" office:value-type="string">
            <text:p text:style-name="P1"><text:span text:style-name="T4">25th</text:span></text:p>
          </table:table-cell>
          <table:table-cell table:style-name="Table13.A2" office:value-type="string">
            <text:p text:style-name="P1"><text:span text:style-name="T4">— </text:span></text:p>
          </table:table-cell>
        </table:table-row>
        <table:table-row table:style-name="Table13.1">
          <table:table-cell table:style-name="Table13.A2" office:value-type="string">
            <text:p text:style-name="P1"><text:span text:style-name="T4">26th</text:span></text:p>
          </table:table-cell>
          <table:table-cell table:style-name="Table13.A2" office:value-type="string">
            <text:p text:style-name="P1"><text:span text:style-name="T4">Bonus feat </text:span></text:p>
          </table:table-cell>
        </table:table-row>
        <table:table-row table:style-name="Table13.1">
          <table:table-cell table:style-name="Table13.A2" office:value-type="string">
            <text:p text:style-name="P1"><text:span text:style-name="T4">27th</text:span></text:p>
          </table:table-cell>
          <table:table-cell table:style-name="Table13.A2" office:value-type="string">
            <text:p text:style-name="P1"><text:span text:style-name="T4">— </text:span></text:p>
          </table:table-cell>
        </table:table-row>
        <table:table-row table:style-name="Table13.1">
          <table:table-cell table:style-name="Table13.A2" office:value-type="string">
            <text:p text:style-name="P1"><text:span text:style-name="T4">28th</text:span></text:p>
          </table:table-cell>
          <table:table-cell table:style-name="Table13.A2" office:value-type="string">
            <text:p text:style-name="P1"><text:span text:style-name="T4">— </text:span></text:p>
          </table:table-cell>
        </table:table-row>
        <table:table-row table:style-name="Table13.1">
          <table:table-cell table:style-name="Table13.A2" office:value-type="string">
            <text:p text:style-name="P1"><text:span text:style-name="T4">29th</text:span></text:p>
          </table:table-cell>
          <table:table-cell table:style-name="Table13.A2" office:value-type="string">
            <text:p text:style-name="P1"><text:span text:style-name="T4">Bonus feat </text:span></text:p>
          </table:table-cell>
        </table:table-row>
        <table:table-row table:style-name="Table13.1">
          <table:table-cell table:style-name="Table13.A11" office:value-type="string">
            <text:p text:style-name="P2"><text:span text:style-name="T4">30th</text:span></text:p>
          </table:table-cell>
          <table:table-cell table:style-name="Table13.A11" office:value-type="string">
            <text:p text:style-name="P2"><text:span text:style-name="T4">— </text:span></text:p>
          </table:table-cell>
        </table:table-row>
      </table:table>
      <text:h text:style-name="P22" text:outline-level="1"/>
      <text:h text:style-name="P19" text:outline-level="1"><text:soft-page-break/><text:span text:style-name="T9">PSICRYSTALS AT EPIC LEVEL </text:span></text:h>
      <text:p text:style-name="P1"><text:span text:style-name="T11">Special abilities granted to a psycrystal continue to grow as the level of its master increases beyond 20th, as shown on Table: Epic Psicrystal Special Abilities. Even though the table shows advancement only to 42nd level, that is not the limit. The patterns in the table continue infinitely. Psicrystal special abilities gained at less than 20th level also continue to improve. </text:span></text:p>
      <text:p text:style-name="P1"><text:span text:style-name="T13">Psicrystal Power: </text:span><text:span text:style-name="T11">The psicrystal gains the benefit of the Psicrystal Power epic feat for the power its master chooses. </text:span></text:p>
      <text:p text:style-name="P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h text:style-name="P17" text:outline-level="4"><text:span text:style-name="T1">Table: Epic Psicrystal Special Abilities</text:span></text:h>
          </table:table-cell>
          <table:covered-table-cell/>
          <table:covered-table-cell/>
          <table:covered-table-cell/>
        </table:table-row>
        <table:table-row table:style-name="Table14.2">
          <table:table-cell table:style-name="Table14.A2" office:value-type="string">
            <text:p text:style-name="P2"><text:span text:style-name="T14">Owner Level</text:span></text:p>
          </table:table-cell>
          <table:table-cell table:style-name="Table14.A2" office:value-type="string">
            <text:p text:style-name="P8"><text:span text:style-name="T14">Natural Armor Adj.</text:span></text:p>
          </table:table-cell>
          <table:table-cell table:style-name="Table14.C2" office:value-type="string">
            <text:p text:style-name="P8"><text:span text:style-name="T14">Int Adj.</text:span></text:p>
          </table:table-cell>
          <table:table-cell table:style-name="Table14.C2" office:value-type="string">
            <text:h text:style-name="P20" text:outline-level="1"><text:span text:style-name="T4">Special</text:span></text:h>
          </table:table-cell>
        </table:table-row>
        <table:table-row table:style-name="Table14.2">
          <table:table-cell table:style-name="Table14.A2" office:value-type="string">
            <text:p text:style-name="P2"><text:span text:style-name="T4">21st–22nd</text:span></text:p>
          </table:table-cell>
          <table:table-cell table:style-name="Table14.C2" office:value-type="string">
            <text:p text:style-name="P8"><text:span text:style-name="T4">+10</text:span></text:p>
          </table:table-cell>
          <table:table-cell table:style-name="Table14.C2" office:value-type="string">
            <text:p text:style-name="P8"><text:span text:style-name="T4">+10</text:span></text:p>
          </table:table-cell>
          <table:table-cell table:style-name="Table14.C2" office:value-type="string">
            <text:p text:style-name="P2"><text:span text:style-name="T4">Psicrystal Power</text:span></text:p>
          </table:table-cell>
        </table:table-row>
        <table:table-row table:style-name="Table14.2">
          <table:table-cell table:style-name="Table14.A2" office:value-type="string">
            <text:p text:style-name="P2"><text:span text:style-name="T4">23rd–24th</text:span></text:p>
          </table:table-cell>
          <table:table-cell table:style-name="Table14.A2" office:value-type="string">
            <text:p text:style-name="P8"><text:span text:style-name="T4">+11</text:span></text:p>
          </table:table-cell>
          <table:table-cell table:style-name="Table14.C2" office:value-type="string">
            <text:p text:style-name="P8"><text:span text:style-name="T4">+11</text:span></text:p>
          </table:table-cell>
          <table:table-cell table:style-name="Table14.A2" office:value-type="string">
            <text:p text:style-name="P6"/>
          </table:table-cell>
        </table:table-row>
        <table:table-row table:style-name="Table14.2">
          <table:table-cell table:style-name="Table14.A2" office:value-type="string">
            <text:p text:style-name="P1"><text:span text:style-name="T4">25th–26th</text:span></text:p>
          </table:table-cell>
          <table:table-cell table:style-name="Table14.A2" office:value-type="string">
            <text:p text:style-name="P7"><text:span text:style-name="T4">+12</text:span></text:p>
          </table:table-cell>
          <table:table-cell table:style-name="Table14.C2" office:value-type="string">
            <text:p text:style-name="P7"><text:span text:style-name="T4">+12</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27th–28th</text:span></text:p>
          </table:table-cell>
          <table:table-cell table:style-name="Table14.A2" office:value-type="string">
            <text:p text:style-name="P7"><text:span text:style-name="T4">+13</text:span></text:p>
          </table:table-cell>
          <table:table-cell table:style-name="Table14.C2" office:value-type="string">
            <text:p text:style-name="P7"><text:span text:style-name="T4">+13</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29th–30th</text:span></text:p>
          </table:table-cell>
          <table:table-cell table:style-name="Table14.A2" office:value-type="string">
            <text:p text:style-name="P7"><text:span text:style-name="T4">+14</text:span></text:p>
          </table:table-cell>
          <table:table-cell table:style-name="Table14.C2" office:value-type="string">
            <text:p text:style-name="P7"><text:span text:style-name="T4">+14</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31st–32nd</text:span></text:p>
          </table:table-cell>
          <table:table-cell table:style-name="Table14.A2" office:value-type="string">
            <text:p text:style-name="P7"><text:span text:style-name="T4">+15</text:span></text:p>
          </table:table-cell>
          <table:table-cell table:style-name="Table14.C2" office:value-type="string">
            <text:p text:style-name="P7"><text:span text:style-name="T4">+15</text:span></text:p>
          </table:table-cell>
          <table:table-cell table:style-name="Table14.A2" office:value-type="string">
            <text:p text:style-name="P1"><text:span text:style-name="T4">Psicrystal Power</text:span></text:p>
          </table:table-cell>
        </table:table-row>
        <table:table-row table:style-name="Table14.2">
          <table:table-cell table:style-name="Table14.A2" office:value-type="string">
            <text:p text:style-name="P1"><text:span text:style-name="T4">33rd–34th</text:span></text:p>
          </table:table-cell>
          <table:table-cell table:style-name="Table14.A2" office:value-type="string">
            <text:p text:style-name="P7"><text:span text:style-name="T4">+16</text:span></text:p>
          </table:table-cell>
          <table:table-cell table:style-name="Table14.C2" office:value-type="string">
            <text:p text:style-name="P7"><text:span text:style-name="T4">+16</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35th–36th</text:span></text:p>
          </table:table-cell>
          <table:table-cell table:style-name="Table14.A2" office:value-type="string">
            <text:p text:style-name="P7"><text:span text:style-name="T4">+17</text:span></text:p>
          </table:table-cell>
          <table:table-cell table:style-name="Table14.C2" office:value-type="string">
            <text:p text:style-name="P7"><text:span text:style-name="T4">+17</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37th–38th</text:span></text:p>
          </table:table-cell>
          <table:table-cell table:style-name="Table14.A2" office:value-type="string">
            <text:p text:style-name="P7"><text:span text:style-name="T4">+18</text:span></text:p>
          </table:table-cell>
          <table:table-cell table:style-name="Table14.C2" office:value-type="string">
            <text:p text:style-name="P7"><text:span text:style-name="T4">+18</text:span></text:p>
          </table:table-cell>
          <table:table-cell table:style-name="Table14.A2" office:value-type="string">
            <text:p text:style-name="P5"/>
          </table:table-cell>
        </table:table-row>
        <table:table-row table:style-name="Table14.2">
          <table:table-cell table:style-name="Table14.A2" office:value-type="string">
            <text:p text:style-name="P1"><text:span text:style-name="T4">39th–40th</text:span></text:p>
          </table:table-cell>
          <table:table-cell table:style-name="Table14.A2" office:value-type="string">
            <text:p text:style-name="P7"><text:span text:style-name="T4">+19</text:span></text:p>
          </table:table-cell>
          <table:table-cell table:style-name="Table14.C2" office:value-type="string">
            <text:p text:style-name="P7"><text:span text:style-name="T4">+19</text:span></text:p>
          </table:table-cell>
          <table:table-cell table:style-name="Table14.A2" office:value-type="string">
            <text:p text:style-name="P5"/>
          </table:table-cell>
        </table:table-row>
        <table:table-row table:style-name="Table14.2">
          <table:table-cell table:style-name="Table14.A13" office:value-type="string">
            <text:p text:style-name="P2"><text:span text:style-name="T4">41st–42nd</text:span></text:p>
          </table:table-cell>
          <table:table-cell table:style-name="Table14.A13" office:value-type="string">
            <text:p text:style-name="P8"><text:span text:style-name="T4">+20</text:span></text:p>
          </table:table-cell>
          <table:table-cell table:style-name="Table14.C13" office:value-type="string">
            <text:p text:style-name="P8"><text:span text:style-name="T4">+20</text:span></text:p>
          </table:table-cell>
          <table:table-cell table:style-name="Table14.A13" office:value-type="string">
            <text:p text:style-name="P2"><text:span text:style-name="T4">Psicrystal Power</text:span></text:p>
          </table:table-cell>
        </table:table-row>
      </table:table>
      <text:p text:style-name="P9"/>
      <text:p text:style-name="P9"/>
      <text:h text:style-name="P19" text:outline-level="1"><text:span text:style-name="T8">EPIC PSYCHIC WARRIOR</text:span></text:h>
      <text:p text:style-name="P1"><text:span text:style-name="T10">Hit Die:</text:span><text:span text:style-name="T11"> d8. </text:span></text:p>
      <text:p text:style-name="P1"><text:span text:style-name="T10">Skill Points at Each Additional Level:</text:span><text:span text:style-name="T11"> 2 + Int modifier. </text:span></text:p>
      <text:p text:style-name="P1"><text:span text:style-name="T10">Powers:</text:span><text:span text:style-name="T11"> The psychic warrior’s manifester level is equal to her class level. The psychic warrior’s base power points do not increase after 20th level. The epic psychic warrior gains one new power of any level that she can manifest at every even-numbered level she attains higher than 20th (22nd, 24th, 26th, and so on).</text:span></text:p>
      <text:p text:style-name="P1"><text:span text:style-name="T10">Bonus Feats:</text:span><text:span text:style-name="T11"> The epic psychic warrior gains a bonus feat (selected from the list of epic psychic warrior bonus feats) at 21st level and every three levels thereafter. </text:span></text:p>
      <text:p text:style-name="P1"><text:soft-page-break/><text:span text:style-name="T10">Table: The Epic Psychic Warrior </text:span></text:p>
      <table:table table:name="Table15" table:style-name="Table15">
        <table:table-column table:style-name="Table15.A"/>
        <table:table-column table:style-name="Table15.B"/>
        <table:table-row table:style-name="Table15.1">
          <table:table-cell table:style-name="Table15.A1" office:value-type="string">
            <text:p text:style-name="P2"><text:span text:style-name="T6">Psychic Warrior Level</text:span></text:p>
          </table:table-cell>
          <table:table-cell table:style-name="Table15.B1" office:value-type="string">
            <text:p text:style-name="P2"><text:span text:style-name="T6">Special </text:span></text:p>
          </table:table-cell>
        </table:table-row>
        <table:table-row table:style-name="Table15.1">
          <table:table-cell table:style-name="Table15.A2" office:value-type="string">
            <text:p text:style-name="P2"><text:span text:style-name="T4">21st</text:span></text:p>
          </table:table-cell>
          <table:table-cell table:style-name="Table15.A2" office:value-type="string">
            <text:p text:style-name="P2"><text:span text:style-name="T4">Bonus feat </text:span></text:p>
          </table:table-cell>
        </table:table-row>
        <table:table-row table:style-name="Table15.1">
          <table:table-cell table:style-name="Table15.A2" office:value-type="string">
            <text:p text:style-name="P1"><text:span text:style-name="T4">22nd</text:span></text:p>
          </table:table-cell>
          <table:table-cell table:style-name="Table15.A2" office:value-type="string">
            <text:p text:style-name="P1"><text:span text:style-name="T4">— </text:span></text:p>
          </table:table-cell>
        </table:table-row>
        <table:table-row table:style-name="Table15.1">
          <table:table-cell table:style-name="Table15.A2" office:value-type="string">
            <text:p text:style-name="P1"><text:span text:style-name="T4">23rd</text:span></text:p>
          </table:table-cell>
          <table:table-cell table:style-name="Table15.A2" office:value-type="string">
            <text:p text:style-name="P1"><text:span text:style-name="T4">— </text:span></text:p>
          </table:table-cell>
        </table:table-row>
        <table:table-row table:style-name="Table15.1">
          <table:table-cell table:style-name="Table15.A2" office:value-type="string">
            <text:p text:style-name="P1"><text:span text:style-name="T4">24th</text:span></text:p>
          </table:table-cell>
          <table:table-cell table:style-name="Table15.A2" office:value-type="string">
            <text:p text:style-name="P1"><text:span text:style-name="T4">Bonus feat </text:span></text:p>
          </table:table-cell>
        </table:table-row>
        <table:table-row table:style-name="Table15.1">
          <table:table-cell table:style-name="Table15.A2" office:value-type="string">
            <text:p text:style-name="P1"><text:span text:style-name="T4">25th</text:span></text:p>
          </table:table-cell>
          <table:table-cell table:style-name="Table15.A2" office:value-type="string">
            <text:p text:style-name="P1"><text:span text:style-name="T4">— </text:span></text:p>
          </table:table-cell>
        </table:table-row>
        <table:table-row table:style-name="Table15.1">
          <table:table-cell table:style-name="Table15.A2" office:value-type="string">
            <text:p text:style-name="P1"><text:span text:style-name="T4">26th</text:span></text:p>
          </table:table-cell>
          <table:table-cell table:style-name="Table15.A2" office:value-type="string">
            <text:p text:style-name="P1"><text:span text:style-name="T4">— </text:span></text:p>
          </table:table-cell>
        </table:table-row>
        <table:table-row table:style-name="Table15.1">
          <table:table-cell table:style-name="Table15.A2" office:value-type="string">
            <text:p text:style-name="P1"><text:span text:style-name="T4">27th</text:span></text:p>
          </table:table-cell>
          <table:table-cell table:style-name="Table15.A2" office:value-type="string">
            <text:p text:style-name="P1"><text:span text:style-name="T4">Bonus feat </text:span></text:p>
          </table:table-cell>
        </table:table-row>
        <table:table-row table:style-name="Table15.1">
          <table:table-cell table:style-name="Table15.A2" office:value-type="string">
            <text:p text:style-name="P1"><text:span text:style-name="T4">28th</text:span></text:p>
          </table:table-cell>
          <table:table-cell table:style-name="Table15.A2" office:value-type="string">
            <text:p text:style-name="P1"><text:span text:style-name="T4">— </text:span></text:p>
          </table:table-cell>
        </table:table-row>
        <table:table-row table:style-name="Table15.1">
          <table:table-cell table:style-name="Table15.A2" office:value-type="string">
            <text:p text:style-name="P1"><text:span text:style-name="T4">29th</text:span></text:p>
          </table:table-cell>
          <table:table-cell table:style-name="Table15.A2" office:value-type="string">
            <text:p text:style-name="P1"><text:span text:style-name="T4">— </text:span></text:p>
          </table:table-cell>
        </table:table-row>
        <table:table-row table:style-name="Table15.1">
          <table:table-cell table:style-name="Table15.A11" office:value-type="string">
            <text:p text:style-name="P2"><text:span text:style-name="T4">30th</text:span></text:p>
          </table:table-cell>
          <table:table-cell table:style-name="Table15.A11" office:value-type="string">
            <text:p text:style-name="P2"><text:span text:style-name="T4">Bonus feat</text:span></text:p>
          </table:table-cell>
        </table:table-row>
      </table:table>
      <text:p text:style-name="P3"/>
      <text:h text:style-name="P19" text:outline-level="1"><text:span text:style-name="T8">EPIC SOULKNIFE</text:span></text:h>
      <text:p text:style-name="P1"><text:span text:style-name="T10">Hit Die:</text:span><text:span text:style-name="T11"> d10.</text:span></text:p>
      <text:p text:style-name="P1"><text:span text:style-name="T10">Skill Points at Each Additional Level:</text:span><text:span text:style-name="T11"> 4 + Int modifier.</text:span></text:p>
      <text:p text:style-name="P1"><text:span text:style-name="T10">Mind Blade: </text:span><text:span text:style-name="T11">At 25th level and every five levels thereafter, the soulknife gains an additional +1 enhancement bonus on attack rolls and damage rolls (+6 at 25th, +7 at 30th, and so on).</text:span></text:p>
      <text:p text:style-name="P1"><text:span text:style-name="T10">Mind Blade Enhancement: </text:span><text:span text:style-name="T11">The epic soulknife’s mind blade gains additional powers as the soulknife gains epic levels. At 22nd level and every four levels thereafter, the soulknife can improve the value of the weapon special abilities on his mind blade by 1 (+5 equivalent bonus at 22nd, +6 at 26th, and so on). As noted in the soulknife class description, reassigning qualities still takes 8 hours of concentration.</text:span></text:p>
      <text:p text:style-name="P1"><text:span text:style-name="T10">Psychic Strike: </text:span><text:span text:style-name="T11">The epic soulknife’s psychic strike progression continues past 20th level, continuing to grant an additional die (d8) of damage every four levels higher than 19th (+6d8 at 23rd, +7d8 at 27th, and so on).</text:span></text:p>
      <text:p text:style-name="P1"><text:span text:style-name="T10">Bonus Feats: </text:span><text:span text:style-name="T11">The epic soulknife gains a bonus psionic feat every three levels higher than 20th (23rd, 26th, and so on).</text:span></text:p>
      <text:p text:style-name="P1"><text:span text:style-name="T10">Table: The Epic Soulknife </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text:span text:style-name="T6">Soulknife Level</text:span></text:p>
          </table:table-cell>
          <table:table-cell table:style-name="Table16.B1" office:value-type="string">
            <text:p text:style-name="P2"><text:span text:style-name="T6">Special </text:span></text:p>
          </table:table-cell>
        </table:table-row>
        <table:table-row table:style-name="Table16.1">
          <table:table-cell table:style-name="Table16.A2" office:value-type="string">
            <text:p text:style-name="P2"><text:span text:style-name="T4">21st</text:span></text:p>
          </table:table-cell>
          <table:table-cell table:style-name="Table16.A2" office:value-type="string">
            <text:p text:style-name="P2"><text:span text:style-name="T4">— </text:span></text:p>
          </table:table-cell>
        </table:table-row>
        <table:table-row table:style-name="Table16.1">
          <table:table-cell table:style-name="Table16.A2" office:value-type="string">
            <text:p text:style-name="P1"><text:span text:style-name="T4">22nd</text:span></text:p>
          </table:table-cell>
          <table:table-cell table:style-name="Table16.A2" office:value-type="string">
            <text:p text:style-name="P1"><text:span text:style-name="T4">Mind blade enhancement +5</text:span></text:p>
          </table:table-cell>
        </table:table-row>
        <table:table-row table:style-name="Table16.1">
          <table:table-cell table:style-name="Table16.A2" office:value-type="string">
            <text:p text:style-name="P1"><text:span text:style-name="T4">23rd</text:span></text:p>
          </table:table-cell>
          <table:table-cell table:style-name="Table16.A2" office:value-type="string">
            <text:p text:style-name="P1"><text:span text:style-name="T4">Bonus feat</text:span></text:p>
          </table:table-cell>
        </table:table-row>
        <table:table-row table:style-name="Table16.1">
          <table:table-cell table:style-name="Table16.A2" office:value-type="string">
            <text:p text:style-name="P1"><text:span text:style-name="T4">24th</text:span></text:p>
          </table:table-cell>
          <table:table-cell table:style-name="Table16.A2" office:value-type="string">
            <text:p text:style-name="P1"><text:span text:style-name="T4">— </text:span></text:p>
          </table:table-cell>
        </table:table-row>
        <table:table-row table:style-name="Table16.1">
          <table:table-cell table:style-name="Table16.A2" office:value-type="string">
            <text:p text:style-name="P1"><text:span text:style-name="T4">25th</text:span></text:p>
          </table:table-cell>
          <table:table-cell table:style-name="Table16.A2" office:value-type="string">
            <text:p text:style-name="P1"><text:span text:style-name="T5">+6 mind blade </text:span></text:p>
          </table:table-cell>
        </table:table-row>
        <table:table-row table:style-name="Table16.1">
          <table:table-cell table:style-name="Table16.A2" office:value-type="string">
            <text:p text:style-name="P1"><text:span text:style-name="T4">26th</text:span></text:p>
          </table:table-cell>
          <table:table-cell table:style-name="Table16.A2" office:value-type="string">
            <text:p text:style-name="P1"><text:span text:style-name="T4">Mind blade enhancement +5, bonus feat</text:span></text:p>
          </table:table-cell>
        </table:table-row>
        <table:table-row table:style-name="Table16.1">
          <table:table-cell table:style-name="Table16.A2" office:value-type="string">
            <text:p text:style-name="P1"><text:span text:style-name="T4">27th</text:span></text:p>
          </table:table-cell>
          <table:table-cell table:style-name="Table16.A2" office:value-type="string">
            <text:p text:style-name="P1"><text:span text:style-name="T4">— </text:span></text:p>
          </table:table-cell>
        </table:table-row>
        <table:table-row table:style-name="Table16.1">
          <table:table-cell table:style-name="Table16.A2" office:value-type="string">
            <text:p text:style-name="P1"><text:span text:style-name="T4">28th</text:span></text:p>
          </table:table-cell>
          <table:table-cell table:style-name="Table16.A2" office:value-type="string">
            <text:p text:style-name="P1"><text:span text:style-name="T4">— </text:span></text:p>
          </table:table-cell>
        </table:table-row>
        <table:table-row table:style-name="Table16.1">
          <table:table-cell table:style-name="Table16.A2" office:value-type="string">
            <text:p text:style-name="P1"><text:span text:style-name="T4">29th</text:span></text:p>
          </table:table-cell>
          <table:table-cell table:style-name="Table16.A2" office:value-type="string">
            <text:p text:style-name="P1"><text:span text:style-name="T4">Bonus feat</text:span></text:p>
          </table:table-cell>
        </table:table-row>
        <table:table-row table:style-name="Table16.1">
          <table:table-cell table:style-name="Table16.A11" office:value-type="string">
            <text:p text:style-name="P2"><text:span text:style-name="T4">30th</text:span></text:p>
          </table:table-cell>
          <table:table-cell table:style-name="Table16.A11" office:value-type="string">
            <text:p text:style-name="P2"><text:span text:style-name="T5">+7 mind blade </text:span></text:p>
          </table:table-cell>
        </table:table-row>
      </table:table>
      <text:p text:style-name="P3"/>
      <text:h text:style-name="P19" text:outline-level="1"><text:span text:style-name="T8">EPIC WILDER</text:span></text:h>
      <text:p text:style-name="P1"><text:span text:style-name="T10">Hit Die:</text:span><text:span text:style-name="T11"> d6.</text:span></text:p>
      <text:p text:style-name="P1"><text:span text:style-name="T10">Skill Points at Each Additional Level:</text:span><text:span text:style-name="T11"> 4 + Int modifier.</text:span></text:p>
      <text:p text:style-name="P1"><text:span text:style-name="T10">Powers:</text:span><text:span text:style-name="T11"> The epic wilder’s manifester level is equal to her class level. The wilder’s power points and powers known do not increase after 20th level (except through the use of epic feats).</text:span></text:p>
      <text:p text:style-name="P1"><text:span text:style-name="T10">Wild Surge: </text:span><text:span text:style-name="T11">The epic wilder’s wild surge continues to increase after 20th level. At 23rd level and every four levels higher than 23rd, the wild surge continues to gain an additional +1 boost to manifester level when used (+7 at 23rd, +8 at 27th, and so on).</text:span></text:p>
      <text:p text:style-name="P1"><text:span text:style-name="T10">Surging Euphoria:</text:span><text:span text:style-name="T11"> The wilder’s surging euphoria progression continues past 20th level. At 28th level and every eight levels higher than 28th, the morale bonus on her attack rolls, damage rolls, and saving throws increases by 1 (+4 at 28th, +5 at 36th, and so on).</text:span></text:p>
      <text:p text:style-name="P1"><text:span text:style-name="T10">Volatile Mind: </text:span><text:span text:style-name="T11">The epic wilder’s volatile mind ability continues to increase. At 21st level and every four levels higher than 21st, the penalty assessed against telepathy powers manifested on the wilder is increased by 1 power point (5 points at 21st, 6 points at 25th, and so on).</text:span></text:p>
      <text:p text:style-name="P1"><text:span text:style-name="T10">Table: The Epic Wilder </text:span></text:p>
      <table:table table:name="Table17" table:style-name="Table17">
        <table:table-column table:style-name="Table17.A"/>
        <table:table-column table:style-name="Table17.B"/>
        <table:table-row table:style-name="Table17.1">
          <table:table-cell table:style-name="Table17.A1" office:value-type="string">
            <text:h text:style-name="P20" text:outline-level="1"><text:span text:style-name="T4">Wilder Level</text:span></text:h>
          </table:table-cell>
          <table:table-cell table:style-name="Table17.B1" office:value-type="string">
            <text:h text:style-name="P20" text:outline-level="1"><text:span text:style-name="T4">Special </text:span></text:h>
          </table:table-cell>
        </table:table-row>
        <table:table-row table:style-name="Table17.1">
          <table:table-cell table:style-name="Table17.A2" office:value-type="string">
            <text:p text:style-name="P2"><text:span text:style-name="T4">21st</text:span></text:p>
          </table:table-cell>
          <table:table-cell table:style-name="Table17.A2" office:value-type="string">
            <text:p text:style-name="P2"><text:span text:style-name="T4">Volatile mind (5 power points)</text:span></text:p>
          </table:table-cell>
        </table:table-row>
        <table:table-row table:style-name="Table17.1">
          <table:table-cell table:style-name="Table17.A2" office:value-type="string">
            <text:p text:style-name="P1"><text:span text:style-name="T4">22nd</text:span></text:p>
          </table:table-cell>
          <table:table-cell table:style-name="Table17.A2" office:value-type="string">
            <text:p text:style-name="P1"><text:span text:style-name="T4">— </text:span></text:p>
          </table:table-cell>
        </table:table-row>
        <table:table-row table:style-name="Table17.1">
          <table:table-cell table:style-name="Table17.A2" office:value-type="string">
            <text:p text:style-name="P1"><text:span text:style-name="T4">23rd</text:span></text:p>
          </table:table-cell>
          <table:table-cell table:style-name="Table17.A2" office:value-type="string">
            <text:p text:style-name="P1"><text:span text:style-name="T4"><text:s/>Wild surge +7</text:span></text:p>
          </table:table-cell>
        </table:table-row>
        <table:table-row table:style-name="Table17.1">
          <table:table-cell table:style-name="Table17.A2" office:value-type="string">
            <text:p text:style-name="P1"><text:span text:style-name="T4">24th</text:span></text:p>
          </table:table-cell>
          <table:table-cell table:style-name="Table17.A2" office:value-type="string">
            <text:p text:style-name="P1"><text:span text:style-name="T4">— </text:span></text:p>
          </table:table-cell>
        </table:table-row>
        <table:table-row table:style-name="Table17.1">
          <table:table-cell table:style-name="Table17.A2" office:value-type="string">
            <text:p text:style-name="P1"><text:span text:style-name="T4">25th</text:span></text:p>
          </table:table-cell>
          <table:table-cell table:style-name="Table17.A2" office:value-type="string">
            <text:p text:style-name="P1"><text:span text:style-name="T4">Volatile mind (6 power points)</text:span></text:p>
          </table:table-cell>
        </table:table-row>
        <table:table-row table:style-name="Table17.1">
          <table:table-cell table:style-name="Table17.A2" office:value-type="string">
            <text:p text:style-name="P1"><text:span text:style-name="T4">26th</text:span></text:p>
          </table:table-cell>
          <table:table-cell table:style-name="Table17.A2" office:value-type="string">
            <text:p text:style-name="P1"><text:span text:style-name="T4">—</text:span></text:p>
          </table:table-cell>
        </table:table-row>
        <table:table-row table:style-name="Table17.1">
          <table:table-cell table:style-name="Table17.A2" office:value-type="string">
            <text:p text:style-name="P1"><text:span text:style-name="T4">27th</text:span></text:p>
          </table:table-cell>
          <table:table-cell table:style-name="Table17.A2" office:value-type="string">
            <text:p text:style-name="P1"><text:span text:style-name="T4">Wild surge +8</text:span></text:p>
          </table:table-cell>
        </table:table-row>
        <table:table-row table:style-name="Table17.1">
          <table:table-cell table:style-name="Table17.A2" office:value-type="string">
            <text:p text:style-name="P1"><text:span text:style-name="T4">28th</text:span></text:p>
          </table:table-cell>
          <table:table-cell table:style-name="Table17.A2" office:value-type="string">
            <text:p text:style-name="P1"><text:span text:style-name="T4">Surging euphoria +4 </text:span></text:p>
          </table:table-cell>
        </table:table-row>
        <table:table-row table:style-name="Table17.1">
          <table:table-cell table:style-name="Table17.A2" office:value-type="string">
            <text:p text:style-name="P1"><text:span text:style-name="T4">29th</text:span></text:p>
          </table:table-cell>
          <table:table-cell table:style-name="Table17.A2" office:value-type="string">
            <text:p text:style-name="P1"><text:span text:style-name="T4">Volatile mind (7 power points)</text:span></text:p>
          </table:table-cell>
        </table:table-row>
        <table:table-row table:style-name="Table17.1">
          <table:table-cell table:style-name="Table17.A11" office:value-type="string">
            <text:p text:style-name="P2"><text:span text:style-name="T4">30th</text:span></text:p>
          </table:table-cell>
          <table:table-cell table:style-name="Table17.A11" office:value-type="string">
            <text:p text:style-name="P2"><text:span text:style-name="T4">— </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4-04-05T14:19:00</meta:creation-date>
    <dc:date>2004-04-07T09:15:00</dc:date>
    <meta:print-date>2004-04-05T14:38:00</meta:print-date>
    <meta:editing-cycles>9</meta:editing-cycles>
    <meta:editing-duration>PT50S</meta:editing-duration>
    <meta:document-statistic meta:table-count="17" meta:image-count="0" meta:object-count="0" meta:page-count="15" meta:paragraph-count="575" meta:word-count="3932" meta:character-count="24029" meta:non-whitespace-character-count="20393"/>
    <meta:generator>LibreOffice/5.4.6.2$Linux_X86_64 LibreOffice_project/40m0$Build-2</meta:generator>
    <meta:user-defined meta:name="Company">Wizards of the Coast</meta:user-defined>
    <meta:user-defined meta:name="Operator">asmith</meta:user-defined>
  </office:meta>
</office:document-meta>
</file>